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h 0 SCATTER_S</text:p>
          </table:table-cell>
          <table:table-cell office:value-type="string" calcext:value-type="string">
            <text:p>Th 0 SCATTER_E</text:p>
          </table:table-cell>
          <table:table-cell office:value-type="string" calcext:value-type="string">
            <text:p>Th 0 SCATTER_D</text:p>
          </table:table-cell>
          <table:table-cell office:value-type="string" calcext:value-type="string">
            <text:p>Th 0 COMPUTE_S</text:p>
          </table:table-cell>
          <table:table-cell office:value-type="string" calcext:value-type="string">
            <text:p>Th 0 COMPUTE_E</text:p>
          </table:table-cell>
          <table:table-cell office:value-type="string" calcext:value-type="string">
            <text:p>Th 0 COMPUTE_D</text:p>
          </table:table-cell>
          <table:table-cell office:value-type="string" calcext:value-type="string">
            <text:p>Th 0 GATHER_S</text:p>
          </table:table-cell>
          <table:table-cell office:value-type="string" calcext:value-type="string">
            <text:p>Th 0 GATHER_E</text:p>
          </table:table-cell>
          <table:table-cell office:value-type="string" calcext:value-type="string">
            <text:p>Th 0 GATHER_D</text:p>
          </table:table-cell>
          <table:table-cell office:value-type="string" calcext:value-type="string">
            <text:p>Th 1 SCATTER_S</text:p>
          </table:table-cell>
          <table:table-cell office:value-type="string" calcext:value-type="string">
            <text:p>Th 1 SCATTER_E</text:p>
          </table:table-cell>
          <table:table-cell office:value-type="string" calcext:value-type="string">
            <text:p>Th 1 SCATTER_D</text:p>
          </table:table-cell>
          <table:table-cell office:value-type="string" calcext:value-type="string">
            <text:p>Th 1 COMPUTE_S</text:p>
          </table:table-cell>
          <table:table-cell office:value-type="string" calcext:value-type="string">
            <text:p>Th 1 COMPUTE_E</text:p>
          </table:table-cell>
          <table:table-cell office:value-type="string" calcext:value-type="string">
            <text:p>Th 1 COMPUTE_D</text:p>
          </table:table-cell>
          <table:table-cell office:value-type="string" calcext:value-type="string">
            <text:p>Th 1 GATHER_S</text:p>
          </table:table-cell>
          <table:table-cell office:value-type="string" calcext:value-type="string">
            <text:p>Th 1 GATHER_E</text:p>
          </table:table-cell>
          <table:table-cell office:value-type="string" calcext:value-type="string">
            <text:p>Th 1 GATHER_D</text:p>
          </table:table-cell>
          <table:table-cell office:value-type="string" calcext:value-type="string">
            <text:p>Th 2 SCATTER_S</text:p>
          </table:table-cell>
          <table:table-cell office:value-type="string" calcext:value-type="string">
            <text:p>Th 2 SCATTER_E</text:p>
          </table:table-cell>
          <table:table-cell office:value-type="string" calcext:value-type="string">
            <text:p>Th 2 SCATTER_D</text:p>
          </table:table-cell>
          <table:table-cell office:value-type="string" calcext:value-type="string">
            <text:p>Th 2 COMPUTE_S</text:p>
          </table:table-cell>
          <table:table-cell office:value-type="string" calcext:value-type="string">
            <text:p>Th 2 COMPUTE_E</text:p>
          </table:table-cell>
          <table:table-cell office:value-type="string" calcext:value-type="string">
            <text:p>Th 2 COMPUTE_D</text:p>
          </table:table-cell>
          <table:table-cell office:value-type="string" calcext:value-type="string">
            <text:p>Th 2 GATHER_S</text:p>
          </table:table-cell>
          <table:table-cell office:value-type="string" calcext:value-type="string">
            <text:p>Th 2 GATHER_E</text:p>
          </table:table-cell>
          <table:table-cell office:value-type="string" calcext:value-type="string">
            <text:p>Th 2 GATHER_D</text:p>
          </table:table-cell>
          <table:table-cell office:value-type="string" calcext:value-type="string">
            <text:p>Th 3 SCATTER_S</text:p>
          </table:table-cell>
          <table:table-cell office:value-type="string" calcext:value-type="string">
            <text:p>Th 3 SCATTER_E</text:p>
          </table:table-cell>
          <table:table-cell office:value-type="string" calcext:value-type="string">
            <text:p>Th 3 SCATTER_D</text:p>
          </table:table-cell>
          <table:table-cell office:value-type="string" calcext:value-type="string">
            <text:p>Th 3 COMPUTE_S</text:p>
          </table:table-cell>
          <table:table-cell office:value-type="string" calcext:value-type="string">
            <text:p>Th 3 COMPUTE_E</text:p>
          </table:table-cell>
          <table:table-cell office:value-type="string" calcext:value-type="string">
            <text:p>Th 3 COMPUTE_D</text:p>
          </table:table-cell>
          <table:table-cell office:value-type="string" calcext:value-type="string">
            <text:p>Th 3 GATHER_S</text:p>
          </table:table-cell>
          <table:table-cell office:value-type="string" calcext:value-type="string">
            <text:p>Th 3 GATHER_E</text:p>
          </table:table-cell>
          <table:table-cell office:value-type="string" calcext:value-type="string">
            <text:p>Th 3 GATHER_D</text:p>
          </table:table-cell>
          <table:table-cell office:value-type="string" calcext:value-type="string">
            <text:p>Th 4 SCATTER_S</text:p>
          </table:table-cell>
          <table:table-cell office:value-type="string" calcext:value-type="string">
            <text:p>Th 4 SCATTER_E</text:p>
          </table:table-cell>
          <table:table-cell office:value-type="string" calcext:value-type="string">
            <text:p>Th 4 SCATTER_D</text:p>
          </table:table-cell>
          <table:table-cell office:value-type="string" calcext:value-type="string">
            <text:p>Th 4 COMPUTE_S</text:p>
          </table:table-cell>
          <table:table-cell office:value-type="string" calcext:value-type="string">
            <text:p>Th 4 COMPUTE_E</text:p>
          </table:table-cell>
          <table:table-cell office:value-type="string" calcext:value-type="string">
            <text:p>Th 4 COMPUTE_D</text:p>
          </table:table-cell>
          <table:table-cell office:value-type="string" calcext:value-type="string">
            <text:p>Th 4 GATHER_S</text:p>
          </table:table-cell>
          <table:table-cell office:value-type="string" calcext:value-type="string">
            <text:p>Th 4 GATHER_E</text:p>
          </table:table-cell>
          <table:table-cell office:value-type="string" calcext:value-type="string">
            <text:p>Th 4 GATHER_D</text:p>
          </table:table-cell>
          <table:table-cell office:value-type="string" calcext:value-type="string">
            <text:p>Th 5 SCATTER_S</text:p>
          </table:table-cell>
          <table:table-cell office:value-type="string" calcext:value-type="string">
            <text:p>Th 5 SCATTER_E</text:p>
          </table:table-cell>
          <table:table-cell office:value-type="string" calcext:value-type="string">
            <text:p>Th 5 SCATTER_D</text:p>
          </table:table-cell>
          <table:table-cell office:value-type="string" calcext:value-type="string">
            <text:p>Th 5 COMPUTE_S</text:p>
          </table:table-cell>
          <table:table-cell office:value-type="string" calcext:value-type="string">
            <text:p>Th 5 COMPUTE_E</text:p>
          </table:table-cell>
          <table:table-cell office:value-type="string" calcext:value-type="string">
            <text:p>Th 5 COMPUTE_D</text:p>
          </table:table-cell>
          <table:table-cell office:value-type="string" calcext:value-type="string">
            <text:p>Th 5 GATHER_S</text:p>
          </table:table-cell>
          <table:table-cell office:value-type="string" calcext:value-type="string">
            <text:p>Th 5 GATHER_E</text:p>
          </table:table-cell>
          <table:table-cell office:value-type="string" calcext:value-type="string">
            <text:p>Th 5 GATHER_D</text:p>
          </table:table-cell>
          <table:table-cell office:value-type="string" calcext:value-type="string">
            <text:p>Th 6 SCATTER_S</text:p>
          </table:table-cell>
          <table:table-cell office:value-type="string" calcext:value-type="string">
            <text:p>Th 6 SCATTER_E</text:p>
          </table:table-cell>
          <table:table-cell office:value-type="string" calcext:value-type="string">
            <text:p>Th 6 SCATTER_D</text:p>
          </table:table-cell>
          <table:table-cell office:value-type="string" calcext:value-type="string">
            <text:p>Th 6 COMPUTE_S</text:p>
          </table:table-cell>
          <table:table-cell office:value-type="string" calcext:value-type="string">
            <text:p>Th 6 COMPUTE_E</text:p>
          </table:table-cell>
          <table:table-cell office:value-type="string" calcext:value-type="string">
            <text:p>Th 6 COMPUTE_D</text:p>
          </table:table-cell>
          <table:table-cell office:value-type="string" calcext:value-type="string">
            <text:p>Th 6 GATHER_S</text:p>
          </table:table-cell>
          <table:table-cell office:value-type="string" calcext:value-type="string">
            <text:p>Th 6 GATHER_E</text:p>
          </table:table-cell>
          <table:table-cell office:value-type="string" calcext:value-type="string">
            <text:p>Th 6 GATHER_D</text:p>
          </table:table-cell>
          <table:table-cell office:value-type="string" calcext:value-type="string">
            <text:p>Th 7 SCATTER_S</text:p>
          </table:table-cell>
          <table:table-cell office:value-type="string" calcext:value-type="string">
            <text:p>Th 7 SCATTER_E</text:p>
          </table:table-cell>
          <table:table-cell office:value-type="string" calcext:value-type="string">
            <text:p>Th 7 SCATTER_D</text:p>
          </table:table-cell>
          <table:table-cell office:value-type="string" calcext:value-type="string">
            <text:p>Th 7 COMPUTE_S</text:p>
          </table:table-cell>
          <table:table-cell office:value-type="string" calcext:value-type="string">
            <text:p>Th 7 COMPUTE_E</text:p>
          </table:table-cell>
          <table:table-cell office:value-type="string" calcext:value-type="string">
            <text:p>Th 7 COMPUTE_D</text:p>
          </table:table-cell>
          <table:table-cell office:value-type="string" calcext:value-type="string">
            <text:p>Th 7 GATHER_S</text:p>
          </table:table-cell>
          <table:table-cell office:value-type="string" calcext:value-type="string">
            <text:p>Th 7 GATHER_E</text:p>
          </table:table-cell>
          <table:table-cell office:value-type="string" calcext:value-type="string">
            <text:p>Th 7 GATHER_D</text:p>
          </table:table-cell>
        </table:table-row>
        <table:table-row table:style-name="ro1">
          <table:table-cell office:value-type="float" office:value="1.707" calcext:value-type="float">
            <text:p>1.707</text:p>
          </table:table-cell>
          <table:table-cell office:value-type="float" office:value="3010.263" calcext:value-type="float">
            <text:p>3010.263</text:p>
          </table:table-cell>
          <table:table-cell office:value-type="float" office:value="3008.556" calcext:value-type="float">
            <text:p>3008.556</text:p>
          </table:table-cell>
          <table:table-cell office:value-type="float" office:value="3011.959" calcext:value-type="float">
            <text:p>3011.959</text:p>
          </table:table-cell>
          <table:table-cell office:value-type="float" office:value="19038.713" calcext:value-type="float">
            <text:p>19038.713</text:p>
          </table:table-cell>
          <table:table-cell office:value-type="float" office:value="16026.754" calcext:value-type="float">
            <text:p>16026.754</text:p>
          </table:table-cell>
          <table:table-cell office:value-type="float" office:value="19040.407" calcext:value-type="float">
            <text:p>19040.407</text:p>
          </table:table-cell>
          <table:table-cell office:value-type="float" office:value="20029.322" calcext:value-type="float">
            <text:p>20029.322</text:p>
          </table:table-cell>
          <table:table-cell office:value-type="float" office:value="988.915" calcext:value-type="float">
            <text:p>988.915</text:p>
          </table:table-cell>
          <table:table-cell office:value-type="float" office:value="2.355" calcext:value-type="float">
            <text:p>2.355</text:p>
          </table:table-cell>
          <table:table-cell office:value-type="float" office:value="2410.58" calcext:value-type="float">
            <text:p>2410.58</text:p>
          </table:table-cell>
          <table:table-cell office:value-type="float" office:value="2408.225" calcext:value-type="float">
            <text:p>2408.225</text:p>
          </table:table-cell>
          <table:table-cell office:value-type="float" office:value="2412.193" calcext:value-type="float">
            <text:p>2412.193</text:p>
          </table:table-cell>
          <table:table-cell office:value-type="float" office:value="18603.731" calcext:value-type="float">
            <text:p>18603.731</text:p>
          </table:table-cell>
          <table:table-cell office:value-type="float" office:value="16191.538" calcext:value-type="float">
            <text:p>16191.538</text:p>
          </table:table-cell>
          <table:table-cell office:value-type="float" office:value="18606.124" calcext:value-type="float">
            <text:p>18606.124</text:p>
          </table:table-cell>
          <table:table-cell office:value-type="float" office:value="21472.378" calcext:value-type="float">
            <text:p>21472.378</text:p>
          </table:table-cell>
          <table:table-cell office:value-type="float" office:value="2866.254" calcext:value-type="float">
            <text:p>2866.254</text:p>
          </table:table-cell>
          <table:table-cell office:value-type="float" office:value="1.687" calcext:value-type="float">
            <text:p>1.687</text:p>
          </table:table-cell>
          <table:table-cell office:value-type="float" office:value="1710.244" calcext:value-type="float">
            <text:p>1710.244</text:p>
          </table:table-cell>
          <table:table-cell office:value-type="float" office:value="1708.557" calcext:value-type="float">
            <text:p>1708.557</text:p>
          </table:table-cell>
          <table:table-cell office:value-type="float" office:value="1711.628" calcext:value-type="float">
            <text:p>1711.628</text:p>
          </table:table-cell>
          <table:table-cell office:value-type="float" office:value="18013.618" calcext:value-type="float">
            <text:p>18013.618</text:p>
          </table:table-cell>
          <table:table-cell office:value-type="float" office:value="16301.99" calcext:value-type="float">
            <text:p>16301.99</text:p>
          </table:table-cell>
          <table:table-cell office:value-type="float" office:value="18015.289" calcext:value-type="float">
            <text:p>18015.289</text:p>
          </table:table-cell>
          <table:table-cell office:value-type="float" office:value="20609.475" calcext:value-type="float">
            <text:p>20609.475</text:p>
          </table:table-cell>
          <table:table-cell office:value-type="float" office:value="2594.186" calcext:value-type="float">
            <text:p>2594.186</text:p>
          </table:table-cell>
          <table:table-cell office:value-type="float" office:value="1.629" calcext:value-type="float">
            <text:p>1.629</text:p>
          </table:table-cell>
          <table:table-cell office:value-type="float" office:value="945.619" calcext:value-type="float">
            <text:p>945.619</text:p>
          </table:table-cell>
          <table:table-cell office:value-type="float" office:value="943.99" calcext:value-type="float">
            <text:p>943.99</text:p>
          </table:table-cell>
          <table:table-cell office:value-type="float" office:value="946.905" calcext:value-type="float">
            <text:p>946.905</text:p>
          </table:table-cell>
          <table:table-cell office:value-type="float" office:value="17301.302" calcext:value-type="float">
            <text:p>17301.302</text:p>
          </table:table-cell>
          <table:table-cell office:value-type="float" office:value="16354.397" calcext:value-type="float">
            <text:p>16354.397</text:p>
          </table:table-cell>
          <table:table-cell office:value-type="float" office:value="17302.972" calcext:value-type="float">
            <text:p>17302.972</text:p>
          </table:table-cell>
          <table:table-cell office:value-type="float" office:value="19910.933" calcext:value-type="float">
            <text:p>19910.933</text:p>
          </table:table-cell>
          <table:table-cell office:value-type="float" office:value="2607.961" calcext:value-type="float">
            <text:p>2607.961</text:p>
          </table:table-cell>
          <table:table-cell office:value-type="float" office:value="1.573" calcext:value-type="float">
            <text:p>1.573</text:p>
          </table:table-cell>
          <table:table-cell office:value-type="float" office:value="86.37" calcext:value-type="float">
            <text:p>86.37</text:p>
          </table:table-cell>
          <table:table-cell office:value-type="float" office:value="84.797" calcext:value-type="float">
            <text:p>84.797</text:p>
          </table:table-cell>
          <table:table-cell office:value-type="float" office:value="87.54" calcext:value-type="float">
            <text:p>87.54</text:p>
          </table:table-cell>
          <table:table-cell office:value-type="float" office:value="16576.381" calcext:value-type="float">
            <text:p>16576.381</text:p>
          </table:table-cell>
          <table:table-cell office:value-type="float" office:value="16488.841" calcext:value-type="float">
            <text:p>16488.841</text:p>
          </table:table-cell>
          <table:table-cell office:value-type="float" office:value="16578.019" calcext:value-type="float">
            <text:p>16578.019</text:p>
          </table:table-cell>
          <table:table-cell office:value-type="float" office:value="18664.038" calcext:value-type="float">
            <text:p>18664.038</text:p>
          </table:table-cell>
          <table:table-cell office:value-type="float" office:value="2086.019" calcext:value-type="float">
            <text:p>2086.019</text:p>
          </table:table-cell>
          <table:table-cell office:value-type="float" office:value="1.722" calcext:value-type="float">
            <text:p>1.722</text:p>
          </table:table-cell>
          <table:table-cell office:value-type="float" office:value="92.235" calcext:value-type="float">
            <text:p>92.235</text:p>
          </table:table-cell>
          <table:table-cell office:value-type="float" office:value="90.513" calcext:value-type="float">
            <text:p>90.513</text:p>
          </table:table-cell>
          <table:table-cell office:value-type="float" office:value="93.41" calcext:value-type="float">
            <text:p>93.41</text:p>
          </table:table-cell>
          <table:table-cell office:value-type="float" office:value="16494.699" calcext:value-type="float">
            <text:p>16494.699</text:p>
          </table:table-cell>
          <table:table-cell office:value-type="float" office:value="16401.289" calcext:value-type="float">
            <text:p>16401.289</text:p>
          </table:table-cell>
          <table:table-cell office:value-type="float" office:value="16496.313" calcext:value-type="float">
            <text:p>16496.313</text:p>
          </table:table-cell>
          <table:table-cell office:value-type="float" office:value="18605.059" calcext:value-type="float">
            <text:p>18605.059</text:p>
          </table:table-cell>
          <table:table-cell office:value-type="float" office:value="2108.746" calcext:value-type="float">
            <text:p>2108.746</text:p>
          </table:table-cell>
          <table:table-cell office:value-type="float" office:value="1.591" calcext:value-type="float">
            <text:p>1.591</text:p>
          </table:table-cell>
          <table:table-cell office:value-type="float" office:value="87.806" calcext:value-type="float">
            <text:p>87.806</text:p>
          </table:table-cell>
          <table:table-cell office:value-type="float" office:value="86.215" calcext:value-type="float">
            <text:p>86.215</text:p>
          </table:table-cell>
          <table:table-cell office:value-type="float" office:value="89.106" calcext:value-type="float">
            <text:p>89.106</text:p>
          </table:table-cell>
          <table:table-cell office:value-type="float" office:value="15916.783" calcext:value-type="float">
            <text:p>15916.783</text:p>
          </table:table-cell>
          <table:table-cell office:value-type="float" office:value="15827.677" calcext:value-type="float">
            <text:p>15827.677</text:p>
          </table:table-cell>
          <table:table-cell office:value-type="float" office:value="15918.468" calcext:value-type="float">
            <text:p>15918.468</text:p>
          </table:table-cell>
          <table:table-cell office:value-type="float" office:value="17883.469" calcext:value-type="float">
            <text:p>17883.469</text:p>
          </table:table-cell>
          <table:table-cell office:value-type="float" office:value="1965.001" calcext:value-type="float">
            <text:p>1965.001</text:p>
          </table:table-cell>
          <table:table-cell office:value-type="float" office:value="1.543" calcext:value-type="float">
            <text:p>1.543</text:p>
          </table:table-cell>
          <table:table-cell office:value-type="float" office:value="86.6" calcext:value-type="float">
            <text:p>86.6</text:p>
          </table:table-cell>
          <table:table-cell office:value-type="float" office:value="85.057" calcext:value-type="float">
            <text:p>85.057</text:p>
          </table:table-cell>
          <table:table-cell office:value-type="float" office:value="87.965" calcext:value-type="float">
            <text:p>87.965</text:p>
          </table:table-cell>
          <table:table-cell office:value-type="float" office:value="15723.473" calcext:value-type="float">
            <text:p>15723.473</text:p>
          </table:table-cell>
          <table:table-cell office:value-type="float" office:value="15635.508" calcext:value-type="float">
            <text:p>15635.508</text:p>
          </table:table-cell>
          <table:table-cell office:value-type="float" office:value="15725.193" calcext:value-type="float">
            <text:p>15725.193</text:p>
          </table:table-cell>
          <table:table-cell office:value-type="float" office:value="17176.093" calcext:value-type="float">
            <text:p>17176.093</text:p>
          </table:table-cell>
          <table:table-cell office:value-type="float" office:value="1450.9" calcext:value-type="float">
            <text:p>1450.9</text:p>
          </table:table-cell>
        </table:table-row>
        <table:table-row table:style-name="ro1">
          <table:table-cell office:value-type="float" office:value="1.313" calcext:value-type="float">
            <text:p>1.313</text:p>
          </table:table-cell>
          <table:table-cell office:value-type="float" office:value="484.055" calcext:value-type="float">
            <text:p>484.055</text:p>
          </table:table-cell>
          <table:table-cell office:value-type="float" office:value="482.742" calcext:value-type="float">
            <text:p>482.742</text:p>
          </table:table-cell>
          <table:table-cell office:value-type="float" office:value="485.325" calcext:value-type="float">
            <text:p>485.325</text:p>
          </table:table-cell>
          <table:table-cell office:value-type="float" office:value="15875.3" calcext:value-type="float">
            <text:p>15875.3</text:p>
          </table:table-cell>
          <table:table-cell office:value-type="float" office:value="15389.975" calcext:value-type="float">
            <text:p>15389.975</text:p>
          </table:table-cell>
          <table:table-cell office:value-type="float" office:value="15876.596" calcext:value-type="float">
            <text:p>15876.596</text:p>
          </table:table-cell>
          <table:table-cell office:value-type="float" office:value="16806.889" calcext:value-type="float">
            <text:p>16806.889</text:p>
          </table:table-cell>
          <table:table-cell office:value-type="float" office:value="930.293" calcext:value-type="float">
            <text:p>930.293</text:p>
          </table:table-cell>
          <table:table-cell office:value-type="float" office:value="1.531" calcext:value-type="float">
            <text:p>1.531</text:p>
          </table:table-cell>
          <table:table-cell office:value-type="float" office:value="167.994" calcext:value-type="float">
            <text:p>167.994</text:p>
          </table:table-cell>
          <table:table-cell office:value-type="float" office:value="166.463" calcext:value-type="float">
            <text:p>166.463</text:p>
          </table:table-cell>
          <table:table-cell office:value-type="float" office:value="169.344" calcext:value-type="float">
            <text:p>169.344</text:p>
          </table:table-cell>
          <table:table-cell office:value-type="float" office:value="15599.311" calcext:value-type="float">
            <text:p>15599.311</text:p>
          </table:table-cell>
          <table:table-cell office:value-type="float" office:value="15429.967" calcext:value-type="float">
            <text:p>15429.967</text:p>
          </table:table-cell>
          <table:table-cell office:value-type="float" office:value="15600.469" calcext:value-type="float">
            <text:p>15600.469</text:p>
          </table:table-cell>
          <table:table-cell office:value-type="float" office:value="16106.137" calcext:value-type="float">
            <text:p>16106.137</text:p>
          </table:table-cell>
          <table:table-cell office:value-type="float" office:value="505.668" calcext:value-type="float">
            <text:p>505.668</text:p>
          </table:table-cell>
          <table:table-cell office:value-type="float" office:value="1.108" calcext:value-type="float">
            <text:p>1.108</text:p>
          </table:table-cell>
          <table:table-cell office:value-type="float" office:value="237.638" calcext:value-type="float">
            <text:p>237.638</text:p>
          </table:table-cell>
          <table:table-cell office:value-type="float" office:value="236.53" calcext:value-type="float">
            <text:p>236.53</text:p>
          </table:table-cell>
          <table:table-cell office:value-type="float" office:value="238.788" calcext:value-type="float">
            <text:p>238.788</text:p>
          </table:table-cell>
          <table:table-cell office:value-type="float" office:value="15644.853" calcext:value-type="float">
            <text:p>15644.853</text:p>
          </table:table-cell>
          <table:table-cell office:value-type="float" office:value="15406.065" calcext:value-type="float">
            <text:p>15406.065</text:p>
          </table:table-cell>
          <table:table-cell office:value-type="float" office:value="15646.028" calcext:value-type="float">
            <text:p>15646.028</text:p>
          </table:table-cell>
          <table:table-cell office:value-type="float" office:value="16242.074" calcext:value-type="float">
            <text:p>16242.074</text:p>
          </table:table-cell>
          <table:table-cell office:value-type="float" office:value="596.046" calcext:value-type="float">
            <text:p>596.046</text:p>
          </table:table-cell>
          <table:table-cell office:value-type="float" office:value="1.041" calcext:value-type="float">
            <text:p>1.041</text:p>
          </table:table-cell>
          <table:table-cell office:value-type="float" office:value="306.933" calcext:value-type="float">
            <text:p>306.933</text:p>
          </table:table-cell>
          <table:table-cell office:value-type="float" office:value="305.892" calcext:value-type="float">
            <text:p>305.892</text:p>
          </table:table-cell>
          <table:table-cell office:value-type="float" office:value="308.097" calcext:value-type="float">
            <text:p>308.097</text:p>
          </table:table-cell>
          <table:table-cell office:value-type="float" office:value="15709.821" calcext:value-type="float">
            <text:p>15709.821</text:p>
          </table:table-cell>
          <table:table-cell office:value-type="float" office:value="15401.724" calcext:value-type="float">
            <text:p>15401.724</text:p>
          </table:table-cell>
          <table:table-cell office:value-type="float" office:value="15710.911" calcext:value-type="float">
            <text:p>15710.911</text:p>
          </table:table-cell>
          <table:table-cell office:value-type="float" office:value="16373.456" calcext:value-type="float">
            <text:p>16373.456</text:p>
          </table:table-cell>
          <table:table-cell office:value-type="float" office:value="662.545" calcext:value-type="float">
            <text:p>662.545</text:p>
          </table:table-cell>
          <table:table-cell office:value-type="float" office:value="1.065" calcext:value-type="float">
            <text:p>1.065</text:p>
          </table:table-cell>
          <table:table-cell office:value-type="float" office:value="372.906" calcext:value-type="float">
            <text:p>372.906</text:p>
          </table:table-cell>
          <table:table-cell office:value-type="float" office:value="371.841" calcext:value-type="float">
            <text:p>371.841</text:p>
          </table:table-cell>
          <table:table-cell office:value-type="float" office:value="374.088" calcext:value-type="float">
            <text:p>374.088</text:p>
          </table:table-cell>
          <table:table-cell office:value-type="float" office:value="15783.425" calcext:value-type="float">
            <text:p>15783.425</text:p>
          </table:table-cell>
          <table:table-cell office:value-type="float" office:value="15409.337" calcext:value-type="float">
            <text:p>15409.337</text:p>
          </table:table-cell>
          <table:table-cell office:value-type="float" office:value="15784.596" calcext:value-type="float">
            <text:p>15784.596</text:p>
          </table:table-cell>
          <table:table-cell office:value-type="float" office:value="16506.761" calcext:value-type="float">
            <text:p>16506.761</text:p>
          </table:table-cell>
          <table:table-cell office:value-type="float" office:value="722.165" calcext:value-type="float">
            <text:p>722.165</text:p>
          </table:table-cell>
          <table:table-cell office:value-type="float" office:value="1.043" calcext:value-type="float">
            <text:p>1.043</text:p>
          </table:table-cell>
          <table:table-cell office:value-type="float" office:value="442.54" calcext:value-type="float">
            <text:p>442.54</text:p>
          </table:table-cell>
          <table:table-cell office:value-type="float" office:value="441.497" calcext:value-type="float">
            <text:p>441.497</text:p>
          </table:table-cell>
          <table:table-cell office:value-type="float" office:value="443.727" calcext:value-type="float">
            <text:p>443.727</text:p>
          </table:table-cell>
          <table:table-cell office:value-type="float" office:value="15841.659" calcext:value-type="float">
            <text:p>15841.659</text:p>
          </table:table-cell>
          <table:table-cell office:value-type="float" office:value="15397.932" calcext:value-type="float">
            <text:p>15397.932</text:p>
          </table:table-cell>
          <table:table-cell office:value-type="float" office:value="15842.923" calcext:value-type="float">
            <text:p>15842.923</text:p>
          </table:table-cell>
          <table:table-cell office:value-type="float" office:value="16625.017" calcext:value-type="float">
            <text:p>16625.017</text:p>
          </table:table-cell>
          <table:table-cell office:value-type="float" office:value="782.094" calcext:value-type="float">
            <text:p>782.094</text:p>
          </table:table-cell>
          <table:table-cell office:value-type="float" office:value="1.04" calcext:value-type="float">
            <text:p>1.04</text:p>
          </table:table-cell>
          <table:table-cell office:value-type="float" office:value="510.543" calcext:value-type="float">
            <text:p>510.543</text:p>
          </table:table-cell>
          <table:table-cell office:value-type="float" office:value="509.503" calcext:value-type="float">
            <text:p>509.503</text:p>
          </table:table-cell>
          <table:table-cell office:value-type="float" office:value="511.703" calcext:value-type="float">
            <text:p>511.703</text:p>
          </table:table-cell>
          <table:table-cell office:value-type="float" office:value="15465.635" calcext:value-type="float">
            <text:p>15465.635</text:p>
          </table:table-cell>
          <table:table-cell office:value-type="float" office:value="14953.932" calcext:value-type="float">
            <text:p>14953.932</text:p>
          </table:table-cell>
          <table:table-cell office:value-type="float" office:value="15466.953" calcext:value-type="float">
            <text:p>15466.953</text:p>
          </table:table-cell>
          <table:table-cell office:value-type="float" office:value="16758.011" calcext:value-type="float">
            <text:p>16758.011</text:p>
          </table:table-cell>
          <table:table-cell office:value-type="float" office:value="1291.058" calcext:value-type="float">
            <text:p>1291.058</text:p>
          </table:table-cell>
          <table:table-cell office:value-type="float" office:value="1.066" calcext:value-type="float">
            <text:p>1.066</text:p>
          </table:table-cell>
          <table:table-cell office:value-type="float" office:value="577.142" calcext:value-type="float">
            <text:p>577.142</text:p>
          </table:table-cell>
          <table:table-cell office:value-type="float" office:value="576.076" calcext:value-type="float">
            <text:p>576.076</text:p>
          </table:table-cell>
          <table:table-cell office:value-type="float" office:value="578.313" calcext:value-type="float">
            <text:p>578.313</text:p>
          </table:table-cell>
          <table:table-cell office:value-type="float" office:value="15558.038" calcext:value-type="float">
            <text:p>15558.038</text:p>
          </table:table-cell>
          <table:table-cell office:value-type="float" office:value="14979.725" calcext:value-type="float">
            <text:p>14979.725</text:p>
          </table:table-cell>
          <table:table-cell office:value-type="float" office:value="15559.117" calcext:value-type="float">
            <text:p>15559.117</text:p>
          </table:table-cell>
          <table:table-cell office:value-type="float" office:value="16900.276" calcext:value-type="float">
            <text:p>16900.276</text:p>
          </table:table-cell>
          <table:table-cell office:value-type="float" office:value="1341.159" calcext:value-type="float">
            <text:p>1341.159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488.149" calcext:value-type="float">
            <text:p>488.149</text:p>
          </table:table-cell>
          <table:table-cell office:value-type="float" office:value="487.048" calcext:value-type="float">
            <text:p>487.048</text:p>
          </table:table-cell>
          <table:table-cell office:value-type="float" office:value="489.325" calcext:value-type="float">
            <text:p>489.325</text:p>
          </table:table-cell>
          <table:table-cell office:value-type="float" office:value="15898.368" calcext:value-type="float">
            <text:p>15898.368</text:p>
          </table:table-cell>
          <table:table-cell office:value-type="float" office:value="15409.043" calcext:value-type="float">
            <text:p>15409.043</text:p>
          </table:table-cell>
          <table:table-cell office:value-type="float" office:value="15899.565" calcext:value-type="float">
            <text:p>15899.565</text:p>
          </table:table-cell>
          <table:table-cell office:value-type="float" office:value="16837.826" calcext:value-type="float">
            <text:p>16837.826</text:p>
          </table:table-cell>
          <table:table-cell office:value-type="float" office:value="938.261" calcext:value-type="float">
            <text:p>938.261</text:p>
          </table:table-cell>
          <table:table-cell office:value-type="float" office:value="0.987" calcext:value-type="float">
            <text:p>0.987</text:p>
          </table:table-cell>
          <table:table-cell office:value-type="float" office:value="94.472" calcext:value-type="float">
            <text:p>94.472</text:p>
          </table:table-cell>
          <table:table-cell office:value-type="float" office:value="93.485" calcext:value-type="float">
            <text:p>93.485</text:p>
          </table:table-cell>
          <table:table-cell office:value-type="float" office:value="95.516" calcext:value-type="float">
            <text:p>95.516</text:p>
          </table:table-cell>
          <table:table-cell office:value-type="float" office:value="15476.708" calcext:value-type="float">
            <text:p>15476.708</text:p>
          </table:table-cell>
          <table:table-cell office:value-type="float" office:value="15381.192" calcext:value-type="float">
            <text:p>15381.192</text:p>
          </table:table-cell>
          <table:table-cell office:value-type="float" office:value="15477.911" calcext:value-type="float">
            <text:p>15477.911</text:p>
          </table:table-cell>
          <table:table-cell office:value-type="float" office:value="16063.597" calcext:value-type="float">
            <text:p>16063.597</text:p>
          </table:table-cell>
          <table:table-cell office:value-type="float" office:value="585.686" calcext:value-type="float">
            <text:p>585.686</text:p>
          </table:table-cell>
          <table:table-cell office:value-type="float" office:value="0.96" calcext:value-type="float">
            <text:p>0.96</text:p>
          </table:table-cell>
          <table:table-cell office:value-type="float" office:value="163.789" calcext:value-type="float">
            <text:p>163.789</text:p>
          </table:table-cell>
          <table:table-cell office:value-type="float" office:value="162.829" calcext:value-type="float">
            <text:p>162.829</text:p>
          </table:table-cell>
          <table:table-cell office:value-type="float" office:value="164.807" calcext:value-type="float">
            <text:p>164.807</text:p>
          </table:table-cell>
          <table:table-cell office:value-type="float" office:value="15531.328" calcext:value-type="float">
            <text:p>15531.328</text:p>
          </table:table-cell>
          <table:table-cell office:value-type="float" office:value="15366.521" calcext:value-type="float">
            <text:p>15366.521</text:p>
          </table:table-cell>
          <table:table-cell office:value-type="float" office:value="15532.5" calcext:value-type="float">
            <text:p>15532.5</text:p>
          </table:table-cell>
          <table:table-cell office:value-type="float" office:value="16195.501" calcext:value-type="float">
            <text:p>16195.501</text:p>
          </table:table-cell>
          <table:table-cell office:value-type="float" office:value="663.001" calcext:value-type="float">
            <text:p>663.001</text:p>
          </table:table-cell>
          <table:table-cell office:value-type="float" office:value="0.967" calcext:value-type="float">
            <text:p>0.967</text:p>
          </table:table-cell>
          <table:table-cell office:value-type="float" office:value="233.281" calcext:value-type="float">
            <text:p>233.281</text:p>
          </table:table-cell>
          <table:table-cell office:value-type="float" office:value="232.314" calcext:value-type="float">
            <text:p>232.314</text:p>
          </table:table-cell>
          <table:table-cell office:value-type="float" office:value="234.312" calcext:value-type="float">
            <text:p>234.312</text:p>
          </table:table-cell>
          <table:table-cell office:value-type="float" office:value="15612.195" calcext:value-type="float">
            <text:p>15612.195</text:p>
          </table:table-cell>
          <table:table-cell office:value-type="float" office:value="15377.883" calcext:value-type="float">
            <text:p>15377.883</text:p>
          </table:table-cell>
          <table:table-cell office:value-type="float" office:value="15613.359" calcext:value-type="float">
            <text:p>15613.359</text:p>
          </table:table-cell>
          <table:table-cell office:value-type="float" office:value="16335.291" calcext:value-type="float">
            <text:p>16335.291</text:p>
          </table:table-cell>
          <table:table-cell office:value-type="float" office:value="721.932" calcext:value-type="float">
            <text:p>721.932</text:p>
          </table:table-cell>
          <table:table-cell office:value-type="float" office:value="0.99" calcext:value-type="float">
            <text:p>0.99</text:p>
          </table:table-cell>
          <table:table-cell office:value-type="float" office:value="301.294" calcext:value-type="float">
            <text:p>301.294</text:p>
          </table:table-cell>
          <table:table-cell office:value-type="float" office:value="300.304" calcext:value-type="float">
            <text:p>300.304</text:p>
          </table:table-cell>
          <table:table-cell office:value-type="float" office:value="302.347" calcext:value-type="float">
            <text:p>302.347</text:p>
          </table:table-cell>
          <table:table-cell office:value-type="float" office:value="15685.255" calcext:value-type="float">
            <text:p>15685.255</text:p>
          </table:table-cell>
          <table:table-cell office:value-type="float" office:value="15382.908" calcext:value-type="float">
            <text:p>15382.908</text:p>
          </table:table-cell>
          <table:table-cell office:value-type="float" office:value="15686.394" calcext:value-type="float">
            <text:p>15686.394</text:p>
          </table:table-cell>
          <table:table-cell office:value-type="float" office:value="16469.573" calcext:value-type="float">
            <text:p>16469.573</text:p>
          </table:table-cell>
          <table:table-cell office:value-type="float" office:value="783.179" calcext:value-type="float">
            <text:p>783.179</text:p>
          </table:table-cell>
          <table:table-cell office:value-type="float" office:value="1.014" calcext:value-type="float">
            <text:p>1.014</text:p>
          </table:table-cell>
          <table:table-cell office:value-type="float" office:value="371.376" calcext:value-type="float">
            <text:p>371.376</text:p>
          </table:table-cell>
          <table:table-cell office:value-type="float" office:value="370.362" calcext:value-type="float">
            <text:p>370.362</text:p>
          </table:table-cell>
          <table:table-cell office:value-type="float" office:value="372.42" calcext:value-type="float">
            <text:p>372.42</text:p>
          </table:table-cell>
          <table:table-cell office:value-type="float" office:value="15897.122" calcext:value-type="float">
            <text:p>15897.122</text:p>
          </table:table-cell>
          <table:table-cell office:value-type="float" office:value="15524.702" calcext:value-type="float">
            <text:p>15524.702</text:p>
          </table:table-cell>
          <table:table-cell office:value-type="float" office:value="15898.426" calcext:value-type="float">
            <text:p>15898.426</text:p>
          </table:table-cell>
          <table:table-cell office:value-type="float" office:value="16602.264" calcext:value-type="float">
            <text:p>16602.264</text:p>
          </table:table-cell>
          <table:table-cell office:value-type="float" office:value="703.838" calcext:value-type="float">
            <text:p>703.838</text:p>
          </table:table-cell>
          <table:table-cell office:value-type="float" office:value="0.999" calcext:value-type="float">
            <text:p>0.999</text:p>
          </table:table-cell>
          <table:table-cell office:value-type="float" office:value="439.861" calcext:value-type="float">
            <text:p>439.861</text:p>
          </table:table-cell>
          <table:table-cell office:value-type="float" office:value="438.862" calcext:value-type="float">
            <text:p>438.862</text:p>
          </table:table-cell>
          <table:table-cell office:value-type="float" office:value="440.929" calcext:value-type="float">
            <text:p>440.929</text:p>
          </table:table-cell>
          <table:table-cell office:value-type="float" office:value="15356.167" calcext:value-type="float">
            <text:p>15356.167</text:p>
          </table:table-cell>
          <table:table-cell office:value-type="float" office:value="14915.238" calcext:value-type="float">
            <text:p>14915.238</text:p>
          </table:table-cell>
          <table:table-cell office:value-type="float" office:value="15357.297" calcext:value-type="float">
            <text:p>15357.297</text:p>
          </table:table-cell>
          <table:table-cell office:value-type="float" office:value="16730.616" calcext:value-type="float">
            <text:p>16730.616</text:p>
          </table:table-cell>
          <table:table-cell office:value-type="float" office:value="1373.319" calcext:value-type="float">
            <text:p>1373.319</text:p>
          </table:table-cell>
          <table:table-cell office:value-type="float" office:value="0.998" calcext:value-type="float">
            <text:p>0.998</text:p>
          </table:table-cell>
          <table:table-cell office:value-type="float" office:value="508.221" calcext:value-type="float">
            <text:p>508.221</text:p>
          </table:table-cell>
          <table:table-cell office:value-type="float" office:value="507.223" calcext:value-type="float">
            <text:p>507.223</text:p>
          </table:table-cell>
          <table:table-cell office:value-type="float" office:value="509.292" calcext:value-type="float">
            <text:p>509.292</text:p>
          </table:table-cell>
          <table:table-cell office:value-type="float" office:value="15639.636" calcext:value-type="float">
            <text:p>15639.636</text:p>
          </table:table-cell>
          <table:table-cell office:value-type="float" office:value="15130.344" calcext:value-type="float">
            <text:p>15130.344</text:p>
          </table:table-cell>
          <table:table-cell office:value-type="float" office:value="15640.754" calcext:value-type="float">
            <text:p>15640.754</text:p>
          </table:table-cell>
          <table:table-cell office:value-type="float" office:value="16858.256" calcext:value-type="float">
            <text:p>16858.256</text:p>
          </table:table-cell>
          <table:table-cell office:value-type="float" office:value="1217.502" calcext:value-type="float">
            <text:p>1217.502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474.17" calcext:value-type="float">
            <text:p>474.17</text:p>
          </table:table-cell>
          <table:table-cell office:value-type="float" office:value="473.111" calcext:value-type="float">
            <text:p>473.111</text:p>
          </table:table-cell>
          <table:table-cell office:value-type="float" office:value="475.409" calcext:value-type="float">
            <text:p>475.409</text:p>
          </table:table-cell>
          <table:table-cell office:value-type="float" office:value="15840.554" calcext:value-type="float">
            <text:p>15840.554</text:p>
          </table:table-cell>
          <table:table-cell office:value-type="float" office:value="15365.145" calcext:value-type="float">
            <text:p>15365.145</text:p>
          </table:table-cell>
          <table:table-cell office:value-type="float" office:value="15841.695" calcext:value-type="float">
            <text:p>15841.695</text:p>
          </table:table-cell>
          <table:table-cell office:value-type="float" office:value="16758.541" calcext:value-type="float">
            <text:p>16758.541</text:p>
          </table:table-cell>
          <table:table-cell office:value-type="float" office:value="916.846" calcext:value-type="float">
            <text:p>916.846</text:p>
          </table:table-cell>
          <table:table-cell office:value-type="float" office:value="1.006" calcext:value-type="float">
            <text:p>1.006</text:p>
          </table:table-cell>
          <table:table-cell office:value-type="float" office:value="89.463" calcext:value-type="float">
            <text:p>89.463</text:p>
          </table:table-cell>
          <table:table-cell office:value-type="float" office:value="88.457" calcext:value-type="float">
            <text:p>88.457</text:p>
          </table:table-cell>
          <table:table-cell office:value-type="float" office:value="90.502" calcext:value-type="float">
            <text:p>90.502</text:p>
          </table:table-cell>
          <table:table-cell office:value-type="float" office:value="15452.211" calcext:value-type="float">
            <text:p>15452.211</text:p>
          </table:table-cell>
          <table:table-cell office:value-type="float" office:value="15361.709" calcext:value-type="float">
            <text:p>15361.709</text:p>
          </table:table-cell>
          <table:table-cell office:value-type="float" office:value="15453.29" calcext:value-type="float">
            <text:p>15453.29</text:p>
          </table:table-cell>
          <table:table-cell office:value-type="float" office:value="15989.548" calcext:value-type="float">
            <text:p>15989.548</text:p>
          </table:table-cell>
          <table:table-cell office:value-type="float" office:value="536.258" calcext:value-type="float">
            <text:p>536.258</text:p>
          </table:table-cell>
          <table:table-cell office:value-type="float" office:value="0.99" calcext:value-type="float">
            <text:p>0.99</text:p>
          </table:table-cell>
          <table:table-cell office:value-type="float" office:value="156.698" calcext:value-type="float">
            <text:p>156.698</text:p>
          </table:table-cell>
          <table:table-cell office:value-type="float" office:value="155.708" calcext:value-type="float">
            <text:p>155.708</text:p>
          </table:table-cell>
          <table:table-cell office:value-type="float" office:value="157.772" calcext:value-type="float">
            <text:p>157.772</text:p>
          </table:table-cell>
          <table:table-cell office:value-type="float" office:value="15518.584" calcext:value-type="float">
            <text:p>15518.584</text:p>
          </table:table-cell>
          <table:table-cell office:value-type="float" office:value="15360.812" calcext:value-type="float">
            <text:p>15360.812</text:p>
          </table:table-cell>
          <table:table-cell office:value-type="float" office:value="15519.656" calcext:value-type="float">
            <text:p>15519.656</text:p>
          </table:table-cell>
          <table:table-cell office:value-type="float" office:value="16125.331" calcext:value-type="float">
            <text:p>16125.331</text:p>
          </table:table-cell>
          <table:table-cell office:value-type="float" office:value="605.675" calcext:value-type="float">
            <text:p>605.675</text:p>
          </table:table-cell>
          <table:table-cell office:value-type="float" office:value="0.993" calcext:value-type="float">
            <text:p>0.993</text:p>
          </table:table-cell>
          <table:table-cell office:value-type="float" office:value="223.949" calcext:value-type="float">
            <text:p>223.949</text:p>
          </table:table-cell>
          <table:table-cell office:value-type="float" office:value="222.956" calcext:value-type="float">
            <text:p>222.956</text:p>
          </table:table-cell>
          <table:table-cell office:value-type="float" office:value="224.998" calcext:value-type="float">
            <text:p>224.998</text:p>
          </table:table-cell>
          <table:table-cell office:value-type="float" office:value="15584.99" calcext:value-type="float">
            <text:p>15584.99</text:p>
          </table:table-cell>
          <table:table-cell office:value-type="float" office:value="15359.992" calcext:value-type="float">
            <text:p>15359.992</text:p>
          </table:table-cell>
          <table:table-cell office:value-type="float" office:value="15586.06" calcext:value-type="float">
            <text:p>15586.06</text:p>
          </table:table-cell>
          <table:table-cell office:value-type="float" office:value="16256.98" calcext:value-type="float">
            <text:p>16256.98</text:p>
          </table:table-cell>
          <table:table-cell office:value-type="float" office:value="670.92" calcext:value-type="float">
            <text:p>670.92</text:p>
          </table:table-cell>
          <table:table-cell office:value-type="float" office:value="0.985" calcext:value-type="float">
            <text:p>0.985</text:p>
          </table:table-cell>
          <table:table-cell office:value-type="float" office:value="289.896" calcext:value-type="float">
            <text:p>289.896</text:p>
          </table:table-cell>
          <table:table-cell office:value-type="float" office:value="288.911" calcext:value-type="float">
            <text:p>288.911</text:p>
          </table:table-cell>
          <table:table-cell office:value-type="float" office:value="290.941" calcext:value-type="float">
            <text:p>290.941</text:p>
          </table:table-cell>
          <table:table-cell office:value-type="float" office:value="15651.353" calcext:value-type="float">
            <text:p>15651.353</text:p>
          </table:table-cell>
          <table:table-cell office:value-type="float" office:value="15360.412" calcext:value-type="float">
            <text:p>15360.412</text:p>
          </table:table-cell>
          <table:table-cell office:value-type="float" office:value="15652.431" calcext:value-type="float">
            <text:p>15652.431</text:p>
          </table:table-cell>
          <table:table-cell office:value-type="float" office:value="16391.24" calcext:value-type="float">
            <text:p>16391.24</text:p>
          </table:table-cell>
          <table:table-cell office:value-type="float" office:value="738.809" calcext:value-type="float">
            <text:p>738.809</text:p>
          </table:table-cell>
          <table:table-cell office:value-type="float" office:value="0.965" calcext:value-type="float">
            <text:p>0.965</text:p>
          </table:table-cell>
          <table:table-cell office:value-type="float" office:value="358.288" calcext:value-type="float">
            <text:p>358.288</text:p>
          </table:table-cell>
          <table:table-cell office:value-type="float" office:value="357.323" calcext:value-type="float">
            <text:p>357.323</text:p>
          </table:table-cell>
          <table:table-cell office:value-type="float" office:value="359.355" calcext:value-type="float">
            <text:p>359.355</text:p>
          </table:table-cell>
          <table:table-cell office:value-type="float" office:value="15720.517" calcext:value-type="float">
            <text:p>15720.517</text:p>
          </table:table-cell>
          <table:table-cell office:value-type="float" office:value="15361.162" calcext:value-type="float">
            <text:p>15361.162</text:p>
          </table:table-cell>
          <table:table-cell office:value-type="float" office:value="15721.626" calcext:value-type="float">
            <text:p>15721.626</text:p>
          </table:table-cell>
          <table:table-cell office:value-type="float" office:value="16519.684" calcext:value-type="float">
            <text:p>16519.684</text:p>
          </table:table-cell>
          <table:table-cell office:value-type="float" office:value="798.058" calcext:value-type="float">
            <text:p>798.058</text:p>
          </table:table-cell>
          <table:table-cell office:value-type="float" office:value="0.993" calcext:value-type="float">
            <text:p>0.993</text:p>
          </table:table-cell>
          <table:table-cell office:value-type="float" office:value="424.625" calcext:value-type="float">
            <text:p>424.625</text:p>
          </table:table-cell>
          <table:table-cell office:value-type="float" office:value="423.632" calcext:value-type="float">
            <text:p>423.632</text:p>
          </table:table-cell>
          <table:table-cell office:value-type="float" office:value="425.666" calcext:value-type="float">
            <text:p>425.666</text:p>
          </table:table-cell>
          <table:table-cell office:value-type="float" office:value="15322.854" calcext:value-type="float">
            <text:p>15322.854</text:p>
          </table:table-cell>
          <table:table-cell office:value-type="float" office:value="14897.188" calcext:value-type="float">
            <text:p>14897.188</text:p>
          </table:table-cell>
          <table:table-cell office:value-type="float" office:value="15323.923" calcext:value-type="float">
            <text:p>15323.923</text:p>
          </table:table-cell>
          <table:table-cell office:value-type="float" office:value="16647.618" calcext:value-type="float">
            <text:p>16647.618</text:p>
          </table:table-cell>
          <table:table-cell office:value-type="float" office:value="1323.695" calcext:value-type="float">
            <text:p>1323.695</text:p>
          </table:table-cell>
          <table:table-cell office:value-type="float" office:value="0.975" calcext:value-type="float">
            <text:p>0.975</text:p>
          </table:table-cell>
          <table:table-cell office:value-type="float" office:value="490.972" calcext:value-type="float">
            <text:p>490.972</text:p>
          </table:table-cell>
          <table:table-cell office:value-type="float" office:value="489.997" calcext:value-type="float">
            <text:p>489.997</text:p>
          </table:table-cell>
          <table:table-cell office:value-type="float" office:value="492.019" calcext:value-type="float">
            <text:p>492.019</text:p>
          </table:table-cell>
          <table:table-cell office:value-type="float" office:value="15578.622" calcext:value-type="float">
            <text:p>15578.622</text:p>
          </table:table-cell>
          <table:table-cell office:value-type="float" office:value="15086.603" calcext:value-type="float">
            <text:p>15086.603</text:p>
          </table:table-cell>
          <table:table-cell office:value-type="float" office:value="15579.681" calcext:value-type="float">
            <text:p>15579.681</text:p>
          </table:table-cell>
          <table:table-cell office:value-type="float" office:value="16775.678" calcext:value-type="float">
            <text:p>16775.678</text:p>
          </table:table-cell>
          <table:table-cell office:value-type="float" office:value="1195.997" calcext:value-type="float">
            <text:p>1195.997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502.132" calcext:value-type="float">
            <text:p>502.132</text:p>
          </table:table-cell>
          <table:table-cell office:value-type="float" office:value="501.039" calcext:value-type="float">
            <text:p>501.039</text:p>
          </table:table-cell>
          <table:table-cell office:value-type="float" office:value="503.348" calcext:value-type="float">
            <text:p>503.348</text:p>
          </table:table-cell>
          <table:table-cell office:value-type="float" office:value="15868.806" calcext:value-type="float">
            <text:p>15868.806</text:p>
          </table:table-cell>
          <table:table-cell office:value-type="float" office:value="15365.458" calcext:value-type="float">
            <text:p>15365.458</text:p>
          </table:table-cell>
          <table:table-cell office:value-type="float" office:value="15869.954" calcext:value-type="float">
            <text:p>15869.954</text:p>
          </table:table-cell>
          <table:table-cell office:value-type="float" office:value="16782.582" calcext:value-type="float">
            <text:p>16782.582</text:p>
          </table:table-cell>
          <table:table-cell office:value-type="float" office:value="912.628" calcext:value-type="float">
            <text:p>912.628</text:p>
          </table:table-cell>
          <table:table-cell office:value-type="float" office:value="0.977" calcext:value-type="float">
            <text:p>0.977</text:p>
          </table:table-cell>
          <table:table-cell office:value-type="float" office:value="88.761" calcext:value-type="float">
            <text:p>88.761</text:p>
          </table:table-cell>
          <table:table-cell office:value-type="float" office:value="87.784" calcext:value-type="float">
            <text:p>87.784</text:p>
          </table:table-cell>
          <table:table-cell office:value-type="float" office:value="89.801" calcext:value-type="float">
            <text:p>89.801</text:p>
          </table:table-cell>
          <table:table-cell office:value-type="float" office:value="15456.804" calcext:value-type="float">
            <text:p>15456.804</text:p>
          </table:table-cell>
          <table:table-cell office:value-type="float" office:value="15367.003" calcext:value-type="float">
            <text:p>15367.003</text:p>
          </table:table-cell>
          <table:table-cell office:value-type="float" office:value="15457.863" calcext:value-type="float">
            <text:p>15457.863</text:p>
          </table:table-cell>
          <table:table-cell office:value-type="float" office:value="16017.456" calcext:value-type="float">
            <text:p>16017.456</text:p>
          </table:table-cell>
          <table:table-cell office:value-type="float" office:value="559.593" calcext:value-type="float">
            <text:p>559.593</text:p>
          </table:table-cell>
          <table:table-cell office:value-type="float" office:value="0.975" calcext:value-type="float">
            <text:p>0.975</text:p>
          </table:table-cell>
          <table:table-cell office:value-type="float" office:value="160.226" calcext:value-type="float">
            <text:p>160.226</text:p>
          </table:table-cell>
          <table:table-cell office:value-type="float" office:value="159.251" calcext:value-type="float">
            <text:p>159.251</text:p>
          </table:table-cell>
          <table:table-cell office:value-type="float" office:value="161.257" calcext:value-type="float">
            <text:p>161.257</text:p>
          </table:table-cell>
          <table:table-cell office:value-type="float" office:value="15522.288" calcext:value-type="float">
            <text:p>15522.288</text:p>
          </table:table-cell>
          <table:table-cell office:value-type="float" office:value="15361.031" calcext:value-type="float">
            <text:p>15361.031</text:p>
          </table:table-cell>
          <table:table-cell office:value-type="float" office:value="15523.357" calcext:value-type="float">
            <text:p>15523.357</text:p>
          </table:table-cell>
          <table:table-cell office:value-type="float" office:value="16153.152" calcext:value-type="float">
            <text:p>16153.152</text:p>
          </table:table-cell>
          <table:table-cell office:value-type="float" office:value="629.795" calcext:value-type="float">
            <text:p>629.795</text:p>
          </table:table-cell>
          <table:table-cell office:value-type="float" office:value="0.999" calcext:value-type="float">
            <text:p>0.999</text:p>
          </table:table-cell>
          <table:table-cell office:value-type="float" office:value="231.636" calcext:value-type="float">
            <text:p>231.636</text:p>
          </table:table-cell>
          <table:table-cell office:value-type="float" office:value="230.637" calcext:value-type="float">
            <text:p>230.637</text:p>
          </table:table-cell>
          <table:table-cell office:value-type="float" office:value="232.694" calcext:value-type="float">
            <text:p>232.694</text:p>
          </table:table-cell>
          <table:table-cell office:value-type="float" office:value="15593.546" calcext:value-type="float">
            <text:p>15593.546</text:p>
          </table:table-cell>
          <table:table-cell office:value-type="float" office:value="15360.852" calcext:value-type="float">
            <text:p>15360.852</text:p>
          </table:table-cell>
          <table:table-cell office:value-type="float" office:value="15594.639" calcext:value-type="float">
            <text:p>15594.639</text:p>
          </table:table-cell>
          <table:table-cell office:value-type="float" office:value="16284.786" calcext:value-type="float">
            <text:p>16284.786</text:p>
          </table:table-cell>
          <table:table-cell office:value-type="float" office:value="690.147" calcext:value-type="float">
            <text:p>690.147</text:p>
          </table:table-cell>
          <table:table-cell office:value-type="float" office:value="0.978" calcext:value-type="float">
            <text:p>0.978</text:p>
          </table:table-cell>
          <table:table-cell office:value-type="float" office:value="301.876" calcext:value-type="float">
            <text:p>301.876</text:p>
          </table:table-cell>
          <table:table-cell office:value-type="float" office:value="300.898" calcext:value-type="float">
            <text:p>300.898</text:p>
          </table:table-cell>
          <table:table-cell office:value-type="float" office:value="302.914" calcext:value-type="float">
            <text:p>302.914</text:p>
          </table:table-cell>
          <table:table-cell office:value-type="float" office:value="15663.846" calcext:value-type="float">
            <text:p>15663.846</text:p>
          </table:table-cell>
          <table:table-cell office:value-type="float" office:value="15360.932" calcext:value-type="float">
            <text:p>15360.932</text:p>
          </table:table-cell>
          <table:table-cell office:value-type="float" office:value="15664.915" calcext:value-type="float">
            <text:p>15664.915</text:p>
          </table:table-cell>
          <table:table-cell office:value-type="float" office:value="16415.09" calcext:value-type="float">
            <text:p>16415.09</text:p>
          </table:table-cell>
          <table:table-cell office:value-type="float" office:value="750.175" calcext:value-type="float">
            <text:p>750.175</text:p>
          </table:table-cell>
          <table:table-cell office:value-type="float" office:value="0.96" calcext:value-type="float">
            <text:p>0.96</text:p>
          </table:table-cell>
          <table:table-cell office:value-type="float" office:value="374.167" calcext:value-type="float">
            <text:p>374.167</text:p>
          </table:table-cell>
          <table:table-cell office:value-type="float" office:value="373.207" calcext:value-type="float">
            <text:p>373.207</text:p>
          </table:table-cell>
          <table:table-cell office:value-type="float" office:value="375.206" calcext:value-type="float">
            <text:p>375.206</text:p>
          </table:table-cell>
          <table:table-cell office:value-type="float" office:value="15735.589" calcext:value-type="float">
            <text:p>15735.589</text:p>
          </table:table-cell>
          <table:table-cell office:value-type="float" office:value="15360.383" calcext:value-type="float">
            <text:p>15360.383</text:p>
          </table:table-cell>
          <table:table-cell office:value-type="float" office:value="15736.664" calcext:value-type="float">
            <text:p>15736.664</text:p>
          </table:table-cell>
          <table:table-cell office:value-type="float" office:value="16547.535" calcext:value-type="float">
            <text:p>16547.535</text:p>
          </table:table-cell>
          <table:table-cell office:value-type="float" office:value="810.871" calcext:value-type="float">
            <text:p>810.871</text:p>
          </table:table-cell>
          <table:table-cell office:value-type="float" office:value="0.991" calcext:value-type="float">
            <text:p>0.991</text:p>
          </table:table-cell>
          <table:table-cell office:value-type="float" office:value="444.474" calcext:value-type="float">
            <text:p>444.474</text:p>
          </table:table-cell>
          <table:table-cell office:value-type="float" office:value="443.483" calcext:value-type="float">
            <text:p>443.483</text:p>
          </table:table-cell>
          <table:table-cell office:value-type="float" office:value="445.522" calcext:value-type="float">
            <text:p>445.522</text:p>
          </table:table-cell>
          <table:table-cell office:value-type="float" office:value="15327.686" calcext:value-type="float">
            <text:p>15327.686</text:p>
          </table:table-cell>
          <table:table-cell office:value-type="float" office:value="14882.164" calcext:value-type="float">
            <text:p>14882.164</text:p>
          </table:table-cell>
          <table:table-cell office:value-type="float" office:value="15328.751" calcext:value-type="float">
            <text:p>15328.751</text:p>
          </table:table-cell>
          <table:table-cell office:value-type="float" office:value="16671.536" calcext:value-type="float">
            <text:p>16671.536</text:p>
          </table:table-cell>
          <table:table-cell office:value-type="float" office:value="1342.785" calcext:value-type="float">
            <text:p>1342.785</text:p>
          </table:table-cell>
          <table:table-cell office:value-type="float" office:value="0.995" calcext:value-type="float">
            <text:p>0.995</text:p>
          </table:table-cell>
          <table:table-cell office:value-type="float" office:value="514.797" calcext:value-type="float">
            <text:p>514.797</text:p>
          </table:table-cell>
          <table:table-cell office:value-type="float" office:value="513.802" calcext:value-type="float">
            <text:p>513.802</text:p>
          </table:table-cell>
          <table:table-cell office:value-type="float" office:value="515.854" calcext:value-type="float">
            <text:p>515.854</text:p>
          </table:table-cell>
          <table:table-cell office:value-type="float" office:value="15614.552" calcext:value-type="float">
            <text:p>15614.552</text:p>
          </table:table-cell>
          <table:table-cell office:value-type="float" office:value="15098.698" calcext:value-type="float">
            <text:p>15098.698</text:p>
          </table:table-cell>
          <table:table-cell office:value-type="float" office:value="15615.689" calcext:value-type="float">
            <text:p>15615.689</text:p>
          </table:table-cell>
          <table:table-cell office:value-type="float" office:value="16795.567" calcext:value-type="float">
            <text:p>16795.567</text:p>
          </table:table-cell>
          <table:table-cell office:value-type="float" office:value="1179.878" calcext:value-type="float">
            <text:p>1179.878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472.32" calcext:value-type="float">
            <text:p>472.32</text:p>
          </table:table-cell>
          <table:table-cell office:value-type="float" office:value="471.264" calcext:value-type="float">
            <text:p>471.264</text:p>
          </table:table-cell>
          <table:table-cell office:value-type="float" office:value="473.549" calcext:value-type="float">
            <text:p>473.549</text:p>
          </table:table-cell>
          <table:table-cell office:value-type="float" office:value="15853.868" calcext:value-type="float">
            <text:p>15853.868</text:p>
          </table:table-cell>
          <table:table-cell office:value-type="float" office:value="15380.319" calcext:value-type="float">
            <text:p>15380.319</text:p>
          </table:table-cell>
          <table:table-cell office:value-type="float" office:value="15854.999" calcext:value-type="float">
            <text:p>15854.999</text:p>
          </table:table-cell>
          <table:table-cell office:value-type="float" office:value="16771.202" calcext:value-type="float">
            <text:p>16771.202</text:p>
          </table:table-cell>
          <table:table-cell office:value-type="float" office:value="916.203" calcext:value-type="float">
            <text:p>916.203</text:p>
          </table:table-cell>
          <table:table-cell office:value-type="float" office:value="0.968" calcext:value-type="float">
            <text:p>0.968</text:p>
          </table:table-cell>
          <table:table-cell office:value-type="float" office:value="84.477" calcext:value-type="float">
            <text:p>84.477</text:p>
          </table:table-cell>
          <table:table-cell office:value-type="float" office:value="83.509" calcext:value-type="float">
            <text:p>83.509</text:p>
          </table:table-cell>
          <table:table-cell office:value-type="float" office:value="85.499" calcext:value-type="float">
            <text:p>85.499</text:p>
          </table:table-cell>
          <table:table-cell office:value-type="float" office:value="15465.464" calcext:value-type="float">
            <text:p>15465.464</text:p>
          </table:table-cell>
          <table:table-cell office:value-type="float" office:value="15379.965" calcext:value-type="float">
            <text:p>15379.965</text:p>
          </table:table-cell>
          <table:table-cell office:value-type="float" office:value="15466.582" calcext:value-type="float">
            <text:p>15466.582</text:p>
          </table:table-cell>
          <table:table-cell office:value-type="float" office:value="16002.622" calcext:value-type="float">
            <text:p>16002.622</text:p>
          </table:table-cell>
          <table:table-cell office:value-type="float" office:value="536.04" calcext:value-type="float">
            <text:p>536.04</text:p>
          </table:table-cell>
          <table:table-cell office:value-type="float" office:value="0.987" calcext:value-type="float">
            <text:p>0.987</text:p>
          </table:table-cell>
          <table:table-cell office:value-type="float" office:value="151.664" calcext:value-type="float">
            <text:p>151.664</text:p>
          </table:table-cell>
          <table:table-cell office:value-type="float" office:value="150.677" calcext:value-type="float">
            <text:p>150.677</text:p>
          </table:table-cell>
          <table:table-cell office:value-type="float" office:value="152.699" calcext:value-type="float">
            <text:p>152.699</text:p>
          </table:table-cell>
          <table:table-cell office:value-type="float" office:value="15531.422" calcext:value-type="float">
            <text:p>15531.422</text:p>
          </table:table-cell>
          <table:table-cell office:value-type="float" office:value="15378.723" calcext:value-type="float">
            <text:p>15378.723</text:p>
          </table:table-cell>
          <table:table-cell office:value-type="float" office:value="15532.487" calcext:value-type="float">
            <text:p>15532.487</text:p>
          </table:table-cell>
          <table:table-cell office:value-type="float" office:value="16138.339" calcext:value-type="float">
            <text:p>16138.339</text:p>
          </table:table-cell>
          <table:table-cell office:value-type="float" office:value="605.852" calcext:value-type="float">
            <text:p>605.852</text:p>
          </table:table-cell>
          <table:table-cell office:value-type="float" office:value="0.984" calcext:value-type="float">
            <text:p>0.984</text:p>
          </table:table-cell>
          <table:table-cell office:value-type="float" office:value="218.739" calcext:value-type="float">
            <text:p>218.739</text:p>
          </table:table-cell>
          <table:table-cell office:value-type="float" office:value="217.755" calcext:value-type="float">
            <text:p>217.755</text:p>
          </table:table-cell>
          <table:table-cell office:value-type="float" office:value="219.782" calcext:value-type="float">
            <text:p>219.782</text:p>
          </table:table-cell>
          <table:table-cell office:value-type="float" office:value="15599.053" calcext:value-type="float">
            <text:p>15599.053</text:p>
          </table:table-cell>
          <table:table-cell office:value-type="float" office:value="15379.271" calcext:value-type="float">
            <text:p>15379.271</text:p>
          </table:table-cell>
          <table:table-cell office:value-type="float" office:value="15600.153" calcext:value-type="float">
            <text:p>15600.153</text:p>
          </table:table-cell>
          <table:table-cell office:value-type="float" office:value="16269.981" calcext:value-type="float">
            <text:p>16269.981</text:p>
          </table:table-cell>
          <table:table-cell office:value-type="float" office:value="669.828" calcext:value-type="float">
            <text:p>669.828</text:p>
          </table:table-cell>
          <table:table-cell office:value-type="float" office:value="0.992" calcext:value-type="float">
            <text:p>0.992</text:p>
          </table:table-cell>
          <table:table-cell office:value-type="float" office:value="284.8" calcext:value-type="float">
            <text:p>284.8</text:p>
          </table:table-cell>
          <table:table-cell office:value-type="float" office:value="283.808" calcext:value-type="float">
            <text:p>283.808</text:p>
          </table:table-cell>
          <table:table-cell office:value-type="float" office:value="285.84" calcext:value-type="float">
            <text:p>285.84</text:p>
          </table:table-cell>
          <table:table-cell office:value-type="float" office:value="15655.666" calcext:value-type="float">
            <text:p>15655.666</text:p>
          </table:table-cell>
          <table:table-cell office:value-type="float" office:value="15369.826" calcext:value-type="float">
            <text:p>15369.826</text:p>
          </table:table-cell>
          <table:table-cell office:value-type="float" office:value="15656.768" calcext:value-type="float">
            <text:p>15656.768</text:p>
          </table:table-cell>
          <table:table-cell office:value-type="float" office:value="16400.366" calcext:value-type="float">
            <text:p>16400.366</text:p>
          </table:table-cell>
          <table:table-cell office:value-type="float" office:value="743.598" calcext:value-type="float">
            <text:p>743.598</text:p>
          </table:table-cell>
          <table:table-cell office:value-type="float" office:value="0.962" calcext:value-type="float">
            <text:p>0.962</text:p>
          </table:table-cell>
          <table:table-cell office:value-type="float" office:value="352.854" calcext:value-type="float">
            <text:p>352.854</text:p>
          </table:table-cell>
          <table:table-cell office:value-type="float" office:value="351.892" calcext:value-type="float">
            <text:p>351.892</text:p>
          </table:table-cell>
          <table:table-cell office:value-type="float" office:value="353.878" calcext:value-type="float">
            <text:p>353.878</text:p>
          </table:table-cell>
          <table:table-cell office:value-type="float" office:value="15730.74" calcext:value-type="float">
            <text:p>15730.74</text:p>
          </table:table-cell>
          <table:table-cell office:value-type="float" office:value="15376.862" calcext:value-type="float">
            <text:p>15376.862</text:p>
          </table:table-cell>
          <table:table-cell office:value-type="float" office:value="15731.809" calcext:value-type="float">
            <text:p>15731.809</text:p>
          </table:table-cell>
          <table:table-cell office:value-type="float" office:value="16528.734" calcext:value-type="float">
            <text:p>16528.734</text:p>
          </table:table-cell>
          <table:table-cell office:value-type="float" office:value="796.925" calcext:value-type="float">
            <text:p>796.925</text:p>
          </table:table-cell>
          <table:table-cell office:value-type="float" office:value="0.972" calcext:value-type="float">
            <text:p>0.972</text:p>
          </table:table-cell>
          <table:table-cell office:value-type="float" office:value="419.023" calcext:value-type="float">
            <text:p>419.023</text:p>
          </table:table-cell>
          <table:table-cell office:value-type="float" office:value="418.051" calcext:value-type="float">
            <text:p>418.051</text:p>
          </table:table-cell>
          <table:table-cell office:value-type="float" office:value="420.057" calcext:value-type="float">
            <text:p>420.057</text:p>
          </table:table-cell>
          <table:table-cell office:value-type="float" office:value="15310.233" calcext:value-type="float">
            <text:p>15310.233</text:p>
          </table:table-cell>
          <table:table-cell office:value-type="float" office:value="14890.176" calcext:value-type="float">
            <text:p>14890.176</text:p>
          </table:table-cell>
          <table:table-cell office:value-type="float" office:value="15311.312" calcext:value-type="float">
            <text:p>15311.312</text:p>
          </table:table-cell>
          <table:table-cell office:value-type="float" office:value="16656.548" calcext:value-type="float">
            <text:p>16656.548</text:p>
          </table:table-cell>
          <table:table-cell office:value-type="float" office:value="1345.236" calcext:value-type="float">
            <text:p>1345.236</text:p>
          </table:table-cell>
          <table:table-cell office:value-type="float" office:value="0.974" calcext:value-type="float">
            <text:p>0.974</text:p>
          </table:table-cell>
          <table:table-cell office:value-type="float" office:value="485.127" calcext:value-type="float">
            <text:p>485.127</text:p>
          </table:table-cell>
          <table:table-cell office:value-type="float" office:value="484.153" calcext:value-type="float">
            <text:p>484.153</text:p>
          </table:table-cell>
          <table:table-cell office:value-type="float" office:value="486.172" calcext:value-type="float">
            <text:p>486.172</text:p>
          </table:table-cell>
          <table:table-cell office:value-type="float" office:value="15595.798" calcext:value-type="float">
            <text:p>15595.798</text:p>
          </table:table-cell>
          <table:table-cell office:value-type="float" office:value="15109.626" calcext:value-type="float">
            <text:p>15109.626</text:p>
          </table:table-cell>
          <table:table-cell office:value-type="float" office:value="15596.869" calcext:value-type="float">
            <text:p>15596.869</text:p>
          </table:table-cell>
          <table:table-cell office:value-type="float" office:value="16784.355" calcext:value-type="float">
            <text:p>16784.355</text:p>
          </table:table-cell>
          <table:table-cell office:value-type="float" office:value="1187.486" calcext:value-type="float">
            <text:p>1187.486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502.005" calcext:value-type="float">
            <text:p>502.005</text:p>
          </table:table-cell>
          <table:table-cell office:value-type="float" office:value="500.943" calcext:value-type="float">
            <text:p>500.943</text:p>
          </table:table-cell>
          <table:table-cell office:value-type="float" office:value="503.217" calcext:value-type="float">
            <text:p>503.217</text:p>
          </table:table-cell>
          <table:table-cell office:value-type="float" office:value="15865.539" calcext:value-type="float">
            <text:p>15865.539</text:p>
          </table:table-cell>
          <table:table-cell office:value-type="float" office:value="15362.322" calcext:value-type="float">
            <text:p>15362.322</text:p>
          </table:table-cell>
          <table:table-cell office:value-type="float" office:value="15866.666" calcext:value-type="float">
            <text:p>15866.666</text:p>
          </table:table-cell>
          <table:table-cell office:value-type="float" office:value="16786.499" calcext:value-type="float">
            <text:p>16786.499</text:p>
          </table:table-cell>
          <table:table-cell office:value-type="float" office:value="919.833" calcext:value-type="float">
            <text:p>919.833</text:p>
          </table:table-cell>
          <table:table-cell office:value-type="float" office:value="0.975" calcext:value-type="float">
            <text:p>0.975</text:p>
          </table:table-cell>
          <table:table-cell office:value-type="float" office:value="88.212" calcext:value-type="float">
            <text:p>88.212</text:p>
          </table:table-cell>
          <table:table-cell office:value-type="float" office:value="87.237" calcext:value-type="float">
            <text:p>87.237</text:p>
          </table:table-cell>
          <table:table-cell office:value-type="float" office:value="89.243" calcext:value-type="float">
            <text:p>89.243</text:p>
          </table:table-cell>
          <table:table-cell office:value-type="float" office:value="15451.288" calcext:value-type="float">
            <text:p>15451.288</text:p>
          </table:table-cell>
          <table:table-cell office:value-type="float" office:value="15362.045" calcext:value-type="float">
            <text:p>15362.045</text:p>
          </table:table-cell>
          <table:table-cell office:value-type="float" office:value="15452.406" calcext:value-type="float">
            <text:p>15452.406</text:p>
          </table:table-cell>
          <table:table-cell office:value-type="float" office:value="16013.665" calcext:value-type="float">
            <text:p>16013.665</text:p>
          </table:table-cell>
          <table:table-cell office:value-type="float" office:value="561.259" calcext:value-type="float">
            <text:p>561.259</text:p>
          </table:table-cell>
          <table:table-cell office:value-type="float" office:value="0.975" calcext:value-type="float">
            <text:p>0.975</text:p>
          </table:table-cell>
          <table:table-cell office:value-type="float" office:value="159.712" calcext:value-type="float">
            <text:p>159.712</text:p>
          </table:table-cell>
          <table:table-cell office:value-type="float" office:value="158.737" calcext:value-type="float">
            <text:p>158.737</text:p>
          </table:table-cell>
          <table:table-cell office:value-type="float" office:value="160.741" calcext:value-type="float">
            <text:p>160.741</text:p>
          </table:table-cell>
          <table:table-cell office:value-type="float" office:value="15536.983" calcext:value-type="float">
            <text:p>15536.983</text:p>
          </table:table-cell>
          <table:table-cell office:value-type="float" office:value="15376.242" calcext:value-type="float">
            <text:p>15376.242</text:p>
          </table:table-cell>
          <table:table-cell office:value-type="float" office:value="15538.056" calcext:value-type="float">
            <text:p>15538.056</text:p>
          </table:table-cell>
          <table:table-cell office:value-type="float" office:value="16145.264" calcext:value-type="float">
            <text:p>16145.264</text:p>
          </table:table-cell>
          <table:table-cell office:value-type="float" office:value="607.208" calcext:value-type="float">
            <text:p>607.208</text:p>
          </table:table-cell>
          <table:table-cell office:value-type="float" office:value="0.975" calcext:value-type="float">
            <text:p>0.975</text:p>
          </table:table-cell>
          <table:table-cell office:value-type="float" office:value="231.154" calcext:value-type="float">
            <text:p>231.154</text:p>
          </table:table-cell>
          <table:table-cell office:value-type="float" office:value="230.179" calcext:value-type="float">
            <text:p>230.179</text:p>
          </table:table-cell>
          <table:table-cell office:value-type="float" office:value="232.188" calcext:value-type="float">
            <text:p>232.188</text:p>
          </table:table-cell>
          <table:table-cell office:value-type="float" office:value="15608.799" calcext:value-type="float">
            <text:p>15608.799</text:p>
          </table:table-cell>
          <table:table-cell office:value-type="float" office:value="15376.611" calcext:value-type="float">
            <text:p>15376.611</text:p>
          </table:table-cell>
          <table:table-cell office:value-type="float" office:value="15609.869" calcext:value-type="float">
            <text:p>15609.869</text:p>
          </table:table-cell>
          <table:table-cell office:value-type="float" office:value="16280.962" calcext:value-type="float">
            <text:p>16280.962</text:p>
          </table:table-cell>
          <table:table-cell office:value-type="float" office:value="671.093" calcext:value-type="float">
            <text:p>671.093</text:p>
          </table:table-cell>
          <table:table-cell office:value-type="float" office:value="0.98" calcext:value-type="float">
            <text:p>0.98</text:p>
          </table:table-cell>
          <table:table-cell office:value-type="float" office:value="301.379" calcext:value-type="float">
            <text:p>301.379</text:p>
          </table:table-cell>
          <table:table-cell office:value-type="float" office:value="300.399" calcext:value-type="float">
            <text:p>300.399</text:p>
          </table:table-cell>
          <table:table-cell office:value-type="float" office:value="302.415" calcext:value-type="float">
            <text:p>302.415</text:p>
          </table:table-cell>
          <table:table-cell office:value-type="float" office:value="15663.007" calcext:value-type="float">
            <text:p>15663.007</text:p>
          </table:table-cell>
          <table:table-cell office:value-type="float" office:value="15360.592" calcext:value-type="float">
            <text:p>15360.592</text:p>
          </table:table-cell>
          <table:table-cell office:value-type="float" office:value="15664.077" calcext:value-type="float">
            <text:p>15664.077</text:p>
          </table:table-cell>
          <table:table-cell office:value-type="float" office:value="16411.255" calcext:value-type="float">
            <text:p>16411.255</text:p>
          </table:table-cell>
          <table:table-cell office:value-type="float" office:value="747.178" calcext:value-type="float">
            <text:p>747.178</text:p>
          </table:table-cell>
          <table:table-cell office:value-type="float" office:value="0.986" calcext:value-type="float">
            <text:p>0.986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2.674" calcext:value-type="float">
            <text:p>372.674</text:p>
          </table:table-cell>
          <table:table-cell office:value-type="float" office:value="374.715" calcext:value-type="float">
            <text:p>374.715</text:p>
          </table:table-cell>
          <table:table-cell office:value-type="float" office:value="15751.248" calcext:value-type="float">
            <text:p>15751.248</text:p>
          </table:table-cell>
          <table:table-cell office:value-type="float" office:value="15376.533" calcext:value-type="float">
            <text:p>15376.533</text:p>
          </table:table-cell>
          <table:table-cell office:value-type="float" office:value="15752.32" calcext:value-type="float">
            <text:p>15752.32</text:p>
          </table:table-cell>
          <table:table-cell office:value-type="float" office:value="16543.632" calcext:value-type="float">
            <text:p>16543.632</text:p>
          </table:table-cell>
          <table:table-cell office:value-type="float" office:value="791.312" calcext:value-type="float">
            <text:p>791.312</text:p>
          </table:table-cell>
          <table:table-cell office:value-type="float" office:value="0.976" calcext:value-type="float">
            <text:p>0.976</text:p>
          </table:table-cell>
          <table:table-cell office:value-type="float" office:value="443.951" calcext:value-type="float">
            <text:p>443.951</text:p>
          </table:table-cell>
          <table:table-cell office:value-type="float" office:value="442.975" calcext:value-type="float">
            <text:p>442.975</text:p>
          </table:table-cell>
          <table:table-cell office:value-type="float" office:value="444.989" calcext:value-type="float">
            <text:p>444.989</text:p>
          </table:table-cell>
          <table:table-cell office:value-type="float" office:value="15312.476" calcext:value-type="float">
            <text:p>15312.476</text:p>
          </table:table-cell>
          <table:table-cell office:value-type="float" office:value="14867.487" calcext:value-type="float">
            <text:p>14867.487</text:p>
          </table:table-cell>
          <table:table-cell office:value-type="float" office:value="15313.541" calcext:value-type="float">
            <text:p>15313.541</text:p>
          </table:table-cell>
          <table:table-cell office:value-type="float" office:value="16671.384" calcext:value-type="float">
            <text:p>16671.384</text:p>
          </table:table-cell>
          <table:table-cell office:value-type="float" office:value="1357.843" calcext:value-type="float">
            <text:p>1357.843</text:p>
          </table:table-cell>
          <table:table-cell office:value-type="float" office:value="0.958" calcext:value-type="float">
            <text:p>0.958</text:p>
          </table:table-cell>
          <table:table-cell office:value-type="float" office:value="514.262" calcext:value-type="float">
            <text:p>514.262</text:p>
          </table:table-cell>
          <table:table-cell office:value-type="float" office:value="513.304" calcext:value-type="float">
            <text:p>513.304</text:p>
          </table:table-cell>
          <table:table-cell office:value-type="float" office:value="515.299" calcext:value-type="float">
            <text:p>515.299</text:p>
          </table:table-cell>
          <table:table-cell office:value-type="float" office:value="15617.887" calcext:value-type="float">
            <text:p>15617.887</text:p>
          </table:table-cell>
          <table:table-cell office:value-type="float" office:value="15102.588" calcext:value-type="float">
            <text:p>15102.588</text:p>
          </table:table-cell>
          <table:table-cell office:value-type="float" office:value="15618.95" calcext:value-type="float">
            <text:p>15618.95</text:p>
          </table:table-cell>
          <table:table-cell office:value-type="float" office:value="16799.085" calcext:value-type="float">
            <text:p>16799.085</text:p>
          </table:table-cell>
          <table:table-cell office:value-type="float" office:value="1180.135" calcext:value-type="float">
            <text:p>1180.13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86.922" calcext:value-type="float">
            <text:p>486.922</text:p>
          </table:table-cell>
          <table:table-cell office:value-type="float" office:value="485.862" calcext:value-type="float">
            <text:p>485.862</text:p>
          </table:table-cell>
          <table:table-cell office:value-type="float" office:value="488.152" calcext:value-type="float">
            <text:p>488.152</text:p>
          </table:table-cell>
          <table:table-cell office:value-type="float" office:value="15851.08" calcext:value-type="float">
            <text:p>15851.08</text:p>
          </table:table-cell>
          <table:table-cell office:value-type="float" office:value="15362.928" calcext:value-type="float">
            <text:p>15362.928</text:p>
          </table:table-cell>
          <table:table-cell office:value-type="float" office:value="15852.236" calcext:value-type="float">
            <text:p>15852.236</text:p>
          </table:table-cell>
          <table:table-cell office:value-type="float" office:value="16776.136" calcext:value-type="float">
            <text:p>16776.136</text:p>
          </table:table-cell>
          <table:table-cell office:value-type="float" office:value="923.9" calcext:value-type="float">
            <text:p>923.9</text:p>
          </table:table-cell>
          <table:table-cell office:value-type="float" office:value="0.964" calcext:value-type="float">
            <text:p>0.964</text:p>
          </table:table-cell>
          <table:table-cell office:value-type="float" office:value="85.646" calcext:value-type="float">
            <text:p>85.646</text:p>
          </table:table-cell>
          <table:table-cell office:value-type="float" office:value="84.682" calcext:value-type="float">
            <text:p>84.682</text:p>
          </table:table-cell>
          <table:table-cell office:value-type="float" office:value="86.677" calcext:value-type="float">
            <text:p>86.677</text:p>
          </table:table-cell>
          <table:table-cell office:value-type="float" office:value="15440.855" calcext:value-type="float">
            <text:p>15440.855</text:p>
          </table:table-cell>
          <table:table-cell office:value-type="float" office:value="15354.178" calcext:value-type="float">
            <text:p>15354.178</text:p>
          </table:table-cell>
          <table:table-cell office:value-type="float" office:value="15441.996" calcext:value-type="float">
            <text:p>15441.996</text:p>
          </table:table-cell>
          <table:table-cell office:value-type="float" office:value="15999.043" calcext:value-type="float">
            <text:p>15999.043</text:p>
          </table:table-cell>
          <table:table-cell office:value-type="float" office:value="557.047" calcext:value-type="float">
            <text:p>557.047</text:p>
          </table:table-cell>
          <table:table-cell office:value-type="float" office:value="0.995" calcext:value-type="float">
            <text:p>0.995</text:p>
          </table:table-cell>
          <table:table-cell office:value-type="float" office:value="154.894" calcext:value-type="float">
            <text:p>154.894</text:p>
          </table:table-cell>
          <table:table-cell office:value-type="float" office:value="153.899" calcext:value-type="float">
            <text:p>153.899</text:p>
          </table:table-cell>
          <table:table-cell office:value-type="float" office:value="155.947" calcext:value-type="float">
            <text:p>155.947</text:p>
          </table:table-cell>
          <table:table-cell office:value-type="float" office:value="15519.579" calcext:value-type="float">
            <text:p>15519.579</text:p>
          </table:table-cell>
          <table:table-cell office:value-type="float" office:value="15363.632" calcext:value-type="float">
            <text:p>15363.632</text:p>
          </table:table-cell>
          <table:table-cell office:value-type="float" office:value="15520.723" calcext:value-type="float">
            <text:p>15520.723</text:p>
          </table:table-cell>
          <table:table-cell office:value-type="float" office:value="16134.733" calcext:value-type="float">
            <text:p>16134.733</text:p>
          </table:table-cell>
          <table:table-cell office:value-type="float" office:value="614.01" calcext:value-type="float">
            <text:p>614.01</text:p>
          </table:table-cell>
          <table:table-cell office:value-type="float" office:value="0.982" calcext:value-type="float">
            <text:p>0.982</text:p>
          </table:table-cell>
          <table:table-cell office:value-type="float" office:value="224.268" calcext:value-type="float">
            <text:p>224.268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225.311" calcext:value-type="float">
            <text:p>225.311</text:p>
          </table:table-cell>
          <table:table-cell office:value-type="float" office:value="15582.612" calcext:value-type="float">
            <text:p>15582.612</text:p>
          </table:table-cell>
          <table:table-cell office:value-type="float" office:value="15357.301" calcext:value-type="float">
            <text:p>15357.301</text:p>
          </table:table-cell>
          <table:table-cell office:value-type="float" office:value="15583.712" calcext:value-type="float">
            <text:p>15583.712</text:p>
          </table:table-cell>
          <table:table-cell office:value-type="float" office:value="16266.342" calcext:value-type="float">
            <text:p>16266.342</text:p>
          </table:table-cell>
          <table:table-cell office:value-type="float" office:value="682.63" calcext:value-type="float">
            <text:p>682.63</text:p>
          </table:table-cell>
          <table:table-cell office:value-type="float" office:value="0.993" calcext:value-type="float">
            <text:p>0.993</text:p>
          </table:table-cell>
          <table:table-cell office:value-type="float" office:value="292.329" calcext:value-type="float">
            <text:p>292.329</text:p>
          </table:table-cell>
          <table:table-cell office:value-type="float" office:value="291.336" calcext:value-type="float">
            <text:p>291.336</text:p>
          </table:table-cell>
          <table:table-cell office:value-type="float" office:value="293.391" calcext:value-type="float">
            <text:p>293.391</text:p>
          </table:table-cell>
          <table:table-cell office:value-type="float" office:value="15650.828" calcext:value-type="float">
            <text:p>15650.828</text:p>
          </table:table-cell>
          <table:table-cell office:value-type="float" office:value="15357.437" calcext:value-type="float">
            <text:p>15357.437</text:p>
          </table:table-cell>
          <table:table-cell office:value-type="float" office:value="15651.926" calcext:value-type="float">
            <text:p>15651.926</text:p>
          </table:table-cell>
          <table:table-cell office:value-type="float" office:value="16396.692" calcext:value-type="float">
            <text:p>16396.692</text:p>
          </table:table-cell>
          <table:table-cell office:value-type="float" office:value="744.766" calcext:value-type="float">
            <text:p>744.766</text:p>
          </table:table-cell>
          <table:table-cell office:value-type="float" office:value="0.951" calcext:value-type="float">
            <text:p>0.951</text:p>
          </table:table-cell>
          <table:table-cell office:value-type="float" office:value="362.457" calcext:value-type="float">
            <text:p>362.457</text:p>
          </table:table-cell>
          <table:table-cell office:value-type="float" office:value="361.506" calcext:value-type="float">
            <text:p>361.506</text:p>
          </table:table-cell>
          <table:table-cell office:value-type="float" office:value="363.483" calcext:value-type="float">
            <text:p>363.483</text:p>
          </table:table-cell>
          <table:table-cell office:value-type="float" office:value="15722.05" calcext:value-type="float">
            <text:p>15722.05</text:p>
          </table:table-cell>
          <table:table-cell office:value-type="float" office:value="15358.567" calcext:value-type="float">
            <text:p>15358.567</text:p>
          </table:table-cell>
          <table:table-cell office:value-type="float" office:value="15723.129" calcext:value-type="float">
            <text:p>15723.129</text:p>
          </table:table-cell>
          <table:table-cell office:value-type="float" office:value="16525.082" calcext:value-type="float">
            <text:p>16525.082</text:p>
          </table:table-cell>
          <table:table-cell office:value-type="float" office:value="801.953" calcext:value-type="float">
            <text:p>801.953</text:p>
          </table:table-cell>
          <table:table-cell office:value-type="float" office:value="0.968" calcext:value-type="float">
            <text:p>0.968</text:p>
          </table:table-cell>
          <table:table-cell office:value-type="float" office:value="430.689" calcext:value-type="float">
            <text:p>430.689</text:p>
          </table:table-cell>
          <table:table-cell office:value-type="float" office:value="429.721" calcext:value-type="float">
            <text:p>429.721</text:p>
          </table:table-cell>
          <table:table-cell office:value-type="float" office:value="431.719" calcext:value-type="float">
            <text:p>431.719</text:p>
          </table:table-cell>
          <table:table-cell office:value-type="float" office:value="15330.742" calcext:value-type="float">
            <text:p>15330.742</text:p>
          </table:table-cell>
          <table:table-cell office:value-type="float" office:value="14899.023" calcext:value-type="float">
            <text:p>14899.023</text:p>
          </table:table-cell>
          <table:table-cell office:value-type="float" office:value="15331.853" calcext:value-type="float">
            <text:p>15331.853</text:p>
          </table:table-cell>
          <table:table-cell office:value-type="float" office:value="16656.782" calcext:value-type="float">
            <text:p>16656.782</text:p>
          </table:table-cell>
          <table:table-cell office:value-type="float" office:value="1324.929" calcext:value-type="float">
            <text:p>1324.929</text:p>
          </table:table-cell>
          <table:table-cell office:value-type="float" office:value="0.96" calcext:value-type="float">
            <text:p>0.96</text:p>
          </table:table-cell>
          <table:table-cell office:value-type="float" office:value="498.912" calcext:value-type="float">
            <text:p>498.912</text:p>
          </table:table-cell>
          <table:table-cell office:value-type="float" office:value="497.952" calcext:value-type="float">
            <text:p>497.952</text:p>
          </table:table-cell>
          <table:table-cell office:value-type="float" office:value="499.947" calcext:value-type="float">
            <text:p>499.947</text:p>
          </table:table-cell>
          <table:table-cell office:value-type="float" office:value="15592.78" calcext:value-type="float">
            <text:p>15592.78</text:p>
          </table:table-cell>
          <table:table-cell office:value-type="float" office:value="15092.833" calcext:value-type="float">
            <text:p>15092.833</text:p>
          </table:table-cell>
          <table:table-cell office:value-type="float" office:value="15593.862" calcext:value-type="float">
            <text:p>15593.862</text:p>
          </table:table-cell>
          <table:table-cell office:value-type="float" office:value="16788.471" calcext:value-type="float">
            <text:p>16788.471</text:p>
          </table:table-cell>
          <table:table-cell office:value-type="float" office:value="1194.609" calcext:value-type="float">
            <text:p>1194.609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487.005" calcext:value-type="float">
            <text:p>487.005</text:p>
          </table:table-cell>
          <table:table-cell office:value-type="float" office:value="485.949" calcext:value-type="float">
            <text:p>485.949</text:p>
          </table:table-cell>
          <table:table-cell office:value-type="float" office:value="488.223" calcext:value-type="float">
            <text:p>488.223</text:p>
          </table:table-cell>
          <table:table-cell office:value-type="float" office:value="15856.113" calcext:value-type="float">
            <text:p>15856.113</text:p>
          </table:table-cell>
          <table:table-cell office:value-type="float" office:value="15367.89" calcext:value-type="float">
            <text:p>15367.89</text:p>
          </table:table-cell>
          <table:table-cell office:value-type="float" office:value="15857.236" calcext:value-type="float">
            <text:p>15857.236</text:p>
          </table:table-cell>
          <table:table-cell office:value-type="float" office:value="16785.345" calcext:value-type="float">
            <text:p>16785.345</text:p>
          </table:table-cell>
          <table:table-cell office:value-type="float" office:value="928.109" calcext:value-type="float">
            <text:p>928.109</text:p>
          </table:table-cell>
          <table:table-cell office:value-type="float" office:value="0.973" calcext:value-type="float">
            <text:p>0.973</text:p>
          </table:table-cell>
          <table:table-cell office:value-type="float" office:value="85.754" calcext:value-type="float">
            <text:p>85.754</text:p>
          </table:table-cell>
          <table:table-cell office:value-type="float" office:value="84.781" calcext:value-type="float">
            <text:p>84.781</text:p>
          </table:table-cell>
          <table:table-cell office:value-type="float" office:value="86.79" calcext:value-type="float">
            <text:p>86.79</text:p>
          </table:table-cell>
          <table:table-cell office:value-type="float" office:value="15455.886" calcext:value-type="float">
            <text:p>15455.886</text:p>
          </table:table-cell>
          <table:table-cell office:value-type="float" office:value="15369.096" calcext:value-type="float">
            <text:p>15369.096</text:p>
          </table:table-cell>
          <table:table-cell office:value-type="float" office:value="15457.016" calcext:value-type="float">
            <text:p>15457.016</text:p>
          </table:table-cell>
          <table:table-cell office:value-type="float" office:value="16012.216" calcext:value-type="float">
            <text:p>16012.216</text:p>
          </table:table-cell>
          <table:table-cell office:value-type="float" office:value="555.2" calcext:value-type="float">
            <text:p>555.2</text:p>
          </table:table-cell>
          <table:table-cell office:value-type="float" office:value="0.975" calcext:value-type="float">
            <text:p>0.975</text:p>
          </table:table-cell>
          <table:table-cell office:value-type="float" office:value="155.022" calcext:value-type="float">
            <text:p>155.022</text:p>
          </table:table-cell>
          <table:table-cell office:value-type="float" office:value="154.047" calcext:value-type="float">
            <text:p>154.047</text:p>
          </table:table-cell>
          <table:table-cell office:value-type="float" office:value="156.047" calcext:value-type="float">
            <text:p>156.047</text:p>
          </table:table-cell>
          <table:table-cell office:value-type="float" office:value="15521.071" calcext:value-type="float">
            <text:p>15521.071</text:p>
          </table:table-cell>
          <table:table-cell office:value-type="float" office:value="15365.024" calcext:value-type="float">
            <text:p>15365.024</text:p>
          </table:table-cell>
          <table:table-cell office:value-type="float" office:value="15522.144" calcext:value-type="float">
            <text:p>15522.144</text:p>
          </table:table-cell>
          <table:table-cell office:value-type="float" office:value="16143.792" calcext:value-type="float">
            <text:p>16143.792</text:p>
          </table:table-cell>
          <table:table-cell office:value-type="float" office:value="621.648" calcext:value-type="float">
            <text:p>621.648</text:p>
          </table:table-cell>
          <table:table-cell office:value-type="float" office:value="0.967" calcext:value-type="float">
            <text:p>0.967</text:p>
          </table:table-cell>
          <table:table-cell office:value-type="float" office:value="224.382" calcext:value-type="float">
            <text:p>224.382</text:p>
          </table:table-cell>
          <table:table-cell office:value-type="float" office:value="223.415" calcext:value-type="float">
            <text:p>223.415</text:p>
          </table:table-cell>
          <table:table-cell office:value-type="float" office:value="225.416" calcext:value-type="float">
            <text:p>225.416</text:p>
          </table:table-cell>
          <table:table-cell office:value-type="float" office:value="15590.115" calcext:value-type="float">
            <text:p>15590.115</text:p>
          </table:table-cell>
          <table:table-cell office:value-type="float" office:value="15364.699" calcext:value-type="float">
            <text:p>15364.699</text:p>
          </table:table-cell>
          <table:table-cell office:value-type="float" office:value="15591.208" calcext:value-type="float">
            <text:p>15591.208</text:p>
          </table:table-cell>
          <table:table-cell office:value-type="float" office:value="16275.386" calcext:value-type="float">
            <text:p>16275.386</text:p>
          </table:table-cell>
          <table:table-cell office:value-type="float" office:value="684.178" calcext:value-type="float">
            <text:p>684.178</text:p>
          </table:table-cell>
          <table:table-cell office:value-type="float" office:value="0.994" calcext:value-type="float">
            <text:p>0.994</text:p>
          </table:table-cell>
          <table:table-cell office:value-type="float" office:value="292.547" calcext:value-type="float">
            <text:p>292.547</text:p>
          </table:table-cell>
          <table:table-cell office:value-type="float" office:value="291.553" calcext:value-type="float">
            <text:p>291.553</text:p>
          </table:table-cell>
          <table:table-cell office:value-type="float" office:value="293.603" calcext:value-type="float">
            <text:p>293.603</text:p>
          </table:table-cell>
          <table:table-cell office:value-type="float" office:value="15658.199" calcext:value-type="float">
            <text:p>15658.199</text:p>
          </table:table-cell>
          <table:table-cell office:value-type="float" office:value="15364.596" calcext:value-type="float">
            <text:p>15364.596</text:p>
          </table:table-cell>
          <table:table-cell office:value-type="float" office:value="15659.285" calcext:value-type="float">
            <text:p>15659.285</text:p>
          </table:table-cell>
          <table:table-cell office:value-type="float" office:value="16405.671" calcext:value-type="float">
            <text:p>16405.671</text:p>
          </table:table-cell>
          <table:table-cell office:value-type="float" office:value="746.386" calcext:value-type="float">
            <text:p>746.386</text:p>
          </table:table-cell>
          <table:table-cell office:value-type="float" office:value="0.964" calcext:value-type="float">
            <text:p>0.964</text:p>
          </table:table-cell>
          <table:table-cell office:value-type="float" office:value="362.664" calcext:value-type="float">
            <text:p>362.664</text:p>
          </table:table-cell>
          <table:table-cell office:value-type="float" office:value="361.7" calcext:value-type="float">
            <text:p>361.7</text:p>
          </table:table-cell>
          <table:table-cell office:value-type="float" office:value="363.7" calcext:value-type="float">
            <text:p>363.7</text:p>
          </table:table-cell>
          <table:table-cell office:value-type="float" office:value="15728.139" calcext:value-type="float">
            <text:p>15728.139</text:p>
          </table:table-cell>
          <table:table-cell office:value-type="float" office:value="15364.439" calcext:value-type="float">
            <text:p>15364.439</text:p>
          </table:table-cell>
          <table:table-cell office:value-type="float" office:value="15729.202" calcext:value-type="float">
            <text:p>15729.202</text:p>
          </table:table-cell>
          <table:table-cell office:value-type="float" office:value="16546.171" calcext:value-type="float">
            <text:p>16546.171</text:p>
          </table:table-cell>
          <table:table-cell office:value-type="float" office:value="816.969" calcext:value-type="float">
            <text:p>816.969</text:p>
          </table:table-cell>
          <table:table-cell office:value-type="float" office:value="0.987" calcext:value-type="float">
            <text:p>0.987</text:p>
          </table:table-cell>
          <table:table-cell office:value-type="float" office:value="430.905" calcext:value-type="float">
            <text:p>430.905</text:p>
          </table:table-cell>
          <table:table-cell office:value-type="float" office:value="429.918" calcext:value-type="float">
            <text:p>429.918</text:p>
          </table:table-cell>
          <table:table-cell office:value-type="float" office:value="431.953" calcext:value-type="float">
            <text:p>431.953</text:p>
          </table:table-cell>
          <table:table-cell office:value-type="float" office:value="15318.689" calcext:value-type="float">
            <text:p>15318.689</text:p>
          </table:table-cell>
          <table:table-cell office:value-type="float" office:value="14886.736" calcext:value-type="float">
            <text:p>14886.736</text:p>
          </table:table-cell>
          <table:table-cell office:value-type="float" office:value="15319.766" calcext:value-type="float">
            <text:p>15319.766</text:p>
          </table:table-cell>
          <table:table-cell office:value-type="float" office:value="16673.876" calcext:value-type="float">
            <text:p>16673.876</text:p>
          </table:table-cell>
          <table:table-cell office:value-type="float" office:value="1354.11" calcext:value-type="float">
            <text:p>1354.11</text:p>
          </table:table-cell>
          <table:table-cell office:value-type="float" office:value="0.959" calcext:value-type="float">
            <text:p>0.959</text:p>
          </table:table-cell>
          <table:table-cell office:value-type="float" office:value="499.113" calcext:value-type="float">
            <text:p>499.113</text:p>
          </table:table-cell>
          <table:table-cell office:value-type="float" office:value="498.154" calcext:value-type="float">
            <text:p>498.154</text:p>
          </table:table-cell>
          <table:table-cell office:value-type="float" office:value="500.144" calcext:value-type="float">
            <text:p>500.144</text:p>
          </table:table-cell>
          <table:table-cell office:value-type="float" office:value="15615.378" calcext:value-type="float">
            <text:p>15615.378</text:p>
          </table:table-cell>
          <table:table-cell office:value-type="float" office:value="15115.234" calcext:value-type="float">
            <text:p>15115.234</text:p>
          </table:table-cell>
          <table:table-cell office:value-type="float" office:value="15616.469" calcext:value-type="float">
            <text:p>15616.469</text:p>
          </table:table-cell>
          <table:table-cell office:value-type="float" office:value="16797.795" calcext:value-type="float">
            <text:p>16797.795</text:p>
          </table:table-cell>
          <table:table-cell office:value-type="float" office:value="1181.326" calcext:value-type="float">
            <text:p>1181.326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487.424" calcext:value-type="float">
            <text:p>487.424</text:p>
          </table:table-cell>
          <table:table-cell office:value-type="float" office:value="486.35" calcext:value-type="float">
            <text:p>486.35</text:p>
          </table:table-cell>
          <table:table-cell office:value-type="float" office:value="488.712" calcext:value-type="float">
            <text:p>488.712</text:p>
          </table:table-cell>
          <table:table-cell office:value-type="float" office:value="15869.012" calcext:value-type="float">
            <text:p>15869.012</text:p>
          </table:table-cell>
          <table:table-cell office:value-type="float" office:value="15380.3" calcext:value-type="float">
            <text:p>15380.3</text:p>
          </table:table-cell>
          <table:table-cell office:value-type="float" office:value="15870.117" calcext:value-type="float">
            <text:p>15870.117</text:p>
          </table:table-cell>
          <table:table-cell office:value-type="float" office:value="16786.566" calcext:value-type="float">
            <text:p>16786.566</text:p>
          </table:table-cell>
          <table:table-cell office:value-type="float" office:value="916.449" calcext:value-type="float">
            <text:p>916.449</text:p>
          </table:table-cell>
          <table:table-cell office:value-type="float" office:value="0.958" calcext:value-type="float">
            <text:p>0.958</text:p>
          </table:table-cell>
          <table:table-cell office:value-type="float" office:value="85.765" calcext:value-type="float">
            <text:p>85.765</text:p>
          </table:table-cell>
          <table:table-cell office:value-type="float" office:value="84.807" calcext:value-type="float">
            <text:p>84.807</text:p>
          </table:table-cell>
          <table:table-cell office:value-type="float" office:value="86.789" calcext:value-type="float">
            <text:p>86.789</text:p>
          </table:table-cell>
          <table:table-cell office:value-type="float" office:value="15449.329" calcext:value-type="float">
            <text:p>15449.329</text:p>
          </table:table-cell>
          <table:table-cell office:value-type="float" office:value="15362.54" calcext:value-type="float">
            <text:p>15362.54</text:p>
          </table:table-cell>
          <table:table-cell office:value-type="float" office:value="15450.44" calcext:value-type="float">
            <text:p>15450.44</text:p>
          </table:table-cell>
          <table:table-cell office:value-type="float" office:value="16012.89" calcext:value-type="float">
            <text:p>16012.89</text:p>
          </table:table-cell>
          <table:table-cell office:value-type="float" office:value="562.45" calcext:value-type="float">
            <text:p>562.45</text:p>
          </table:table-cell>
          <table:table-cell office:value-type="float" office:value="0.983" calcext:value-type="float">
            <text:p>0.983</text:p>
          </table:table-cell>
          <table:table-cell office:value-type="float" office:value="155.008" calcext:value-type="float">
            <text:p>155.008</text:p>
          </table:table-cell>
          <table:table-cell office:value-type="float" office:value="154.025" calcext:value-type="float">
            <text:p>154.025</text:p>
          </table:table-cell>
          <table:table-cell office:value-type="float" office:value="156.043" calcext:value-type="float">
            <text:p>156.043</text:p>
          </table:table-cell>
          <table:table-cell office:value-type="float" office:value="15518.478" calcext:value-type="float">
            <text:p>15518.478</text:p>
          </table:table-cell>
          <table:table-cell office:value-type="float" office:value="15362.435" calcext:value-type="float">
            <text:p>15362.435</text:p>
          </table:table-cell>
          <table:table-cell office:value-type="float" office:value="15519.551" calcext:value-type="float">
            <text:p>15519.551</text:p>
          </table:table-cell>
          <table:table-cell office:value-type="float" office:value="16148.649" calcext:value-type="float">
            <text:p>16148.649</text:p>
          </table:table-cell>
          <table:table-cell office:value-type="float" office:value="629.098" calcext:value-type="float">
            <text:p>629.098</text:p>
          </table:table-cell>
          <table:table-cell office:value-type="float" office:value="0.99" calcext:value-type="float">
            <text:p>0.99</text:p>
          </table:table-cell>
          <table:table-cell office:value-type="float" office:value="224.375" calcext:value-type="float">
            <text:p>224.375</text:p>
          </table:table-cell>
          <table:table-cell office:value-type="float" office:value="223.385" calcext:value-type="float">
            <text:p>223.385</text:p>
          </table:table-cell>
          <table:table-cell office:value-type="float" office:value="225.42" calcext:value-type="float">
            <text:p>225.42</text:p>
          </table:table-cell>
          <table:table-cell office:value-type="float" office:value="15588.013" calcext:value-type="float">
            <text:p>15588.013</text:p>
          </table:table-cell>
          <table:table-cell office:value-type="float" office:value="15362.593" calcext:value-type="float">
            <text:p>15362.593</text:p>
          </table:table-cell>
          <table:table-cell office:value-type="float" office:value="15589.083" calcext:value-type="float">
            <text:p>15589.083</text:p>
          </table:table-cell>
          <table:table-cell office:value-type="float" office:value="16280.27" calcext:value-type="float">
            <text:p>16280.27</text:p>
          </table:table-cell>
          <table:table-cell office:value-type="float" office:value="691.187" calcext:value-type="float">
            <text:p>691.187</text:p>
          </table:table-cell>
          <table:table-cell office:value-type="float" office:value="0.972" calcext:value-type="float">
            <text:p>0.972</text:p>
          </table:table-cell>
          <table:table-cell office:value-type="float" office:value="292.472" calcext:value-type="float">
            <text:p>292.472</text:p>
          </table:table-cell>
          <table:table-cell office:value-type="float" office:value="291.5" calcext:value-type="float">
            <text:p>291.5</text:p>
          </table:table-cell>
          <table:table-cell office:value-type="float" office:value="293.504" calcext:value-type="float">
            <text:p>293.504</text:p>
          </table:table-cell>
          <table:table-cell office:value-type="float" office:value="15657.887" calcext:value-type="float">
            <text:p>15657.887</text:p>
          </table:table-cell>
          <table:table-cell office:value-type="float" office:value="15364.383" calcext:value-type="float">
            <text:p>15364.383</text:p>
          </table:table-cell>
          <table:table-cell office:value-type="float" office:value="15658.96" calcext:value-type="float">
            <text:p>15658.96</text:p>
          </table:table-cell>
          <table:table-cell office:value-type="float" office:value="16414.805" calcext:value-type="float">
            <text:p>16414.805</text:p>
          </table:table-cell>
          <table:table-cell office:value-type="float" office:value="755.845" calcext:value-type="float">
            <text:p>755.845</text:p>
          </table:table-cell>
          <table:table-cell office:value-type="float" office:value="0.961" calcext:value-type="float">
            <text:p>0.961</text:p>
          </table:table-cell>
          <table:table-cell office:value-type="float" office:value="362.601" calcext:value-type="float">
            <text:p>362.601</text:p>
          </table:table-cell>
          <table:table-cell office:value-type="float" office:value="361.64" calcext:value-type="float">
            <text:p>361.64</text:p>
          </table:table-cell>
          <table:table-cell office:value-type="float" office:value="363.625" calcext:value-type="float">
            <text:p>363.625</text:p>
          </table:table-cell>
          <table:table-cell office:value-type="float" office:value="15726.845" calcext:value-type="float">
            <text:p>15726.845</text:p>
          </table:table-cell>
          <table:table-cell office:value-type="float" office:value="15363.22" calcext:value-type="float">
            <text:p>15363.22</text:p>
          </table:table-cell>
          <table:table-cell office:value-type="float" office:value="15727.903" calcext:value-type="float">
            <text:p>15727.903</text:p>
          </table:table-cell>
          <table:table-cell office:value-type="float" office:value="16543.191" calcext:value-type="float">
            <text:p>16543.191</text:p>
          </table:table-cell>
          <table:table-cell office:value-type="float" office:value="815.288" calcext:value-type="float">
            <text:p>815.288</text:p>
          </table:table-cell>
          <table:table-cell office:value-type="float" office:value="0.969" calcext:value-type="float">
            <text:p>0.969</text:p>
          </table:table-cell>
          <table:table-cell office:value-type="float" office:value="430.803" calcext:value-type="float">
            <text:p>430.803</text:p>
          </table:table-cell>
          <table:table-cell office:value-type="float" office:value="429.834" calcext:value-type="float">
            <text:p>429.834</text:p>
          </table:table-cell>
          <table:table-cell office:value-type="float" office:value="431.835" calcext:value-type="float">
            <text:p>431.835</text:p>
          </table:table-cell>
          <table:table-cell office:value-type="float" office:value="15332.495" calcext:value-type="float">
            <text:p>15332.495</text:p>
          </table:table-cell>
          <table:table-cell office:value-type="float" office:value="14900.66" calcext:value-type="float">
            <text:p>14900.66</text:p>
          </table:table-cell>
          <table:table-cell office:value-type="float" office:value="15333.552" calcext:value-type="float">
            <text:p>15333.552</text:p>
          </table:table-cell>
          <table:table-cell office:value-type="float" office:value="16671.009" calcext:value-type="float">
            <text:p>16671.009</text:p>
          </table:table-cell>
          <table:table-cell office:value-type="float" office:value="1337.457" calcext:value-type="float">
            <text:p>1337.457</text:p>
          </table:table-cell>
          <table:table-cell office:value-type="float" office:value="0.969" calcext:value-type="float">
            <text:p>0.969</text:p>
          </table:table-cell>
          <table:table-cell office:value-type="float" office:value="499.03" calcext:value-type="float">
            <text:p>499.03</text:p>
          </table:table-cell>
          <table:table-cell office:value-type="float" office:value="498.061" calcext:value-type="float">
            <text:p>498.061</text:p>
          </table:table-cell>
          <table:table-cell office:value-type="float" office:value="500.067" calcext:value-type="float">
            <text:p>500.067</text:p>
          </table:table-cell>
          <table:table-cell office:value-type="float" office:value="15635.724" calcext:value-type="float">
            <text:p>15635.724</text:p>
          </table:table-cell>
          <table:table-cell office:value-type="float" office:value="15135.657" calcext:value-type="float">
            <text:p>15135.657</text:p>
          </table:table-cell>
          <table:table-cell office:value-type="float" office:value="15636.778" calcext:value-type="float">
            <text:p>15636.778</text:p>
          </table:table-cell>
          <table:table-cell office:value-type="float" office:value="16798.818" calcext:value-type="float">
            <text:p>16798.818</text:p>
          </table:table-cell>
          <table:table-cell office:value-type="float" office:value="1162.04" calcext:value-type="float">
            <text:p>1162.04</text:p>
          </table:table-cell>
        </table:table-row>
        <table:table-row table:style-name="ro1" table:number-rows-repeated="3">
          <table:table-cell table:number-columns-repeated="72"/>
        </table:table-row>
        <table:table-row table:style-name="ro1">
          <table:table-cell table:formula="of:=AVERAGE([.A5:.A11])" office:value-type="float" office:value="1.06571428571429" calcext:value-type="float">
            <text:p/>
          </table:table-cell>
          <table:table-cell table:formula="of:=AVERAGE([.B5:.B11])" office:value-type="float" office:value="487.425428571429" calcext:value-type="float">
            <text:p/>
          </table:table-cell>
          <table:table-cell table:formula="of:=AVERAGE([.C5:.C11])" office:value-type="float" office:value="486.359714285714" calcext:value-type="float">
            <text:p/>
          </table:table-cell>
          <table:table-cell table:formula="of:=AVERAGE([.D5:.D11])" office:value-type="float" office:value="488.658571428571" calcext:value-type="float">
            <text:p/>
          </table:table-cell>
          <table:table-cell table:formula="of:=AVERAGE([.E5:.E11])" office:value-type="float" office:value="15857.8531428571" calcext:value-type="float">
            <text:p/>
          </table:table-cell>
          <table:table-cell table:formula="of:=AVERAGE([.F5:.F11])" office:value-type="float" office:value="15369.1945714286" calcext:value-type="float">
            <text:p/>
          </table:table-cell>
          <table:table-cell table:formula="of:=AVERAGE([.G5:.G11])" office:value-type="float" office:value="15858.9861428571" calcext:value-type="float">
            <text:p/>
          </table:table-cell>
          <table:table-cell table:formula="of:=AVERAGE([.H5:.H11])" office:value-type="float" office:value="16778.1244285714" calcext:value-type="float">
            <text:p/>
          </table:table-cell>
          <table:table-cell table:formula="of:=AVERAGE([.I5:.I11])" office:value-type="float" office:value="919.138285714286" calcext:value-type="float">
            <text:p/>
          </table:table-cell>
          <table:table-cell table:formula="of:=AVERAGE([.J5:.J11])" office:value-type="float" office:value="0.974428571428571" calcext:value-type="float">
            <text:p/>
          </table:table-cell>
          <table:table-cell table:formula="of:=AVERAGE([.K5:.K11])" office:value-type="float" office:value="86.8682857142857" calcext:value-type="float">
            <text:p/>
          </table:table-cell>
          <table:table-cell table:formula="of:=AVERAGE([.L5:.L11])" office:value-type="float" office:value="85.8938571428571" calcext:value-type="float">
            <text:p/>
          </table:table-cell>
          <table:table-cell table:formula="of:=AVERAGE([.M5:.M11])" office:value-type="float" office:value="87.9001428571429" calcext:value-type="float">
            <text:p/>
          </table:table-cell>
          <table:table-cell table:formula="of:=AVERAGE([.N5:.N11])" office:value-type="float" office:value="15453.1195714286" calcext:value-type="float">
            <text:p/>
          </table:table-cell>
          <table:table-cell table:formula="of:=AVERAGE([.O5:.O11])" office:value-type="float" office:value="15365.2194285714" calcext:value-type="float">
            <text:p/>
          </table:table-cell>
          <table:table-cell table:formula="of:=AVERAGE([.P5:.P11])" office:value-type="float" office:value="15454.2275714286" calcext:value-type="float">
            <text:p/>
          </table:table-cell>
          <table:table-cell table:formula="of:=AVERAGE([.Q5:.Q11])" office:value-type="float" office:value="16006.7771428571" calcext:value-type="float">
            <text:p/>
          </table:table-cell>
          <table:table-cell table:formula="of:=AVERAGE([.R5:.R11])" office:value-type="float" office:value="552.549571428571" calcext:value-type="float">
            <text:p/>
          </table:table-cell>
          <table:table-cell table:formula="of:=AVERAGE([.S5:.S11])" office:value-type="float" office:value="0.982857142857143" calcext:value-type="float">
            <text:p/>
          </table:table-cell>
          <table:table-cell table:formula="of:=AVERAGE([.T5:.T11])" office:value-type="float" office:value="156.174857142857" calcext:value-type="float">
            <text:p/>
          </table:table-cell>
          <table:table-cell table:formula="of:=AVERAGE([.U5:.U11])" office:value-type="float" office:value="155.192" calcext:value-type="float">
            <text:p/>
          </table:table-cell>
          <table:table-cell table:formula="of:=AVERAGE([.V5:.V11])" office:value-type="float" office:value="157.215142857143" calcext:value-type="float">
            <text:p/>
          </table:table-cell>
          <table:table-cell table:formula="of:=AVERAGE([.W5:.W11])" office:value-type="float" office:value="15524.0578571429" calcext:value-type="float">
            <text:p/>
          </table:table-cell>
          <table:table-cell table:formula="of:=AVERAGE([.X5:.X11])" office:value-type="float" office:value="15366.8427142857" calcext:value-type="float">
            <text:p/>
          </table:table-cell>
          <table:table-cell table:formula="of:=AVERAGE([.Y5:.Y11])" office:value-type="float" office:value="15525.1391428571" calcext:value-type="float">
            <text:p/>
          </table:table-cell>
          <table:table-cell table:formula="of:=AVERAGE([.Z5:.Z11])" office:value-type="float" office:value="16141.3228571429" calcext:value-type="float">
            <text:p/>
          </table:table-cell>
          <table:table-cell table:formula="of:=AVERAGE([.AA5:.AA11])" office:value-type="float" office:value="616.183714285714" calcext:value-type="float">
            <text:p/>
          </table:table-cell>
          <table:table-cell table:formula="of:=AVERAGE([.AB5:.AB11])" office:value-type="float" office:value="0.984285714285714" calcext:value-type="float">
            <text:p/>
          </table:table-cell>
          <table:table-cell table:formula="of:=AVERAGE([.AC5:.AC11])" office:value-type="float" office:value="225.500428571429" calcext:value-type="float">
            <text:p/>
          </table:table-cell>
          <table:table-cell table:formula="of:=AVERAGE([.AD5:.AD11])" office:value-type="float" office:value="224.516142857143" calcext:value-type="float">
            <text:p/>
          </table:table-cell>
          <table:table-cell table:formula="of:=AVERAGE([.AE5:.AE11])" office:value-type="float" office:value="226.544142857143" calcext:value-type="float">
            <text:p/>
          </table:table-cell>
          <table:table-cell table:formula="of:=AVERAGE([.AF5:.AF11])" office:value-type="float" office:value="15592.4468571429" calcext:value-type="float">
            <text:p/>
          </table:table-cell>
          <table:table-cell table:formula="of:=AVERAGE([.AG5:.AG11])" office:value-type="float" office:value="15365.9027142857" calcext:value-type="float">
            <text:p/>
          </table:table-cell>
          <table:table-cell table:formula="of:=AVERAGE([.AH5:.AH11])" office:value-type="float" office:value="15593.532" calcext:value-type="float">
            <text:p/>
          </table:table-cell>
          <table:table-cell table:formula="of:=AVERAGE([.AI5:.AI11])" office:value-type="float" office:value="16273.5295714286" calcext:value-type="float">
            <text:p/>
          </table:table-cell>
          <table:table-cell table:formula="of:=AVERAGE([.AJ5:.AJ11])" office:value-type="float" office:value="679.997571428571" calcext:value-type="float">
            <text:p/>
          </table:table-cell>
          <table:table-cell table:formula="of:=AVERAGE([.AK5:.AK11])" office:value-type="float" office:value="0.984857142857143" calcext:value-type="float">
            <text:p/>
          </table:table-cell>
          <table:table-cell table:formula="of:=AVERAGE([.AL5:.AL11])" office:value-type="float" office:value="293.614142857143" calcext:value-type="float">
            <text:p/>
          </table:table-cell>
          <table:table-cell table:formula="of:=AVERAGE([.AM5:.AM11])" office:value-type="float" office:value="292.629285714286" calcext:value-type="float">
            <text:p/>
          </table:table-cell>
          <table:table-cell table:formula="of:=AVERAGE([.AN5:.AN11])" office:value-type="float" office:value="294.658285714286" calcext:value-type="float">
            <text:p/>
          </table:table-cell>
          <table:table-cell table:formula="of:=AVERAGE([.AO5:.AO11])" office:value-type="float" office:value="15657.2551428571" calcext:value-type="float">
            <text:p/>
          </table:table-cell>
          <table:table-cell table:formula="of:=AVERAGE([.AP5:.AP11])" office:value-type="float" office:value="15362.5968571429" calcext:value-type="float">
            <text:p/>
          </table:table-cell>
          <table:table-cell table:formula="of:=AVERAGE([.AQ5:.AQ11])" office:value-type="float" office:value="15658.3374285714" calcext:value-type="float">
            <text:p/>
          </table:table-cell>
          <table:table-cell table:formula="of:=AVERAGE([.AR5:.AR11])" office:value-type="float" office:value="16405.017" calcext:value-type="float">
            <text:p/>
          </table:table-cell>
          <table:table-cell table:formula="of:=AVERAGE([.AS5:.AS11])" office:value-type="float" office:value="746.679571428572" calcext:value-type="float">
            <text:p/>
          </table:table-cell>
          <table:table-cell table:formula="of:=AVERAGE([.AT5:.AT11])" office:value-type="float" office:value="0.964142857142857" calcext:value-type="float">
            <text:p/>
          </table:table-cell>
          <table:table-cell table:formula="of:=AVERAGE([.AU5:.AU11])" office:value-type="float" office:value="363.813" calcext:value-type="float">
            <text:p/>
          </table:table-cell>
          <table:table-cell table:formula="of:=AVERAGE([.AV5:.AV11])" office:value-type="float" office:value="362.848857142857" calcext:value-type="float">
            <text:p/>
          </table:table-cell>
          <table:table-cell table:formula="of:=AVERAGE([.AW5:.AW11])" office:value-type="float" office:value="364.851714285714" calcext:value-type="float">
            <text:p/>
          </table:table-cell>
          <table:table-cell table:formula="of:=AVERAGE([.AX5:.AX11])" office:value-type="float" office:value="15730.7325714286" calcext:value-type="float">
            <text:p/>
          </table:table-cell>
          <table:table-cell table:formula="of:=AVERAGE([.AY5:.AY11])" office:value-type="float" office:value="15365.8808571429" calcext:value-type="float">
            <text:p/>
          </table:table-cell>
          <table:table-cell table:formula="of:=AVERAGE([.AZ5:.AZ11])" office:value-type="float" office:value="15731.8075714286" calcext:value-type="float">
            <text:p/>
          </table:table-cell>
          <table:table-cell table:formula="of:=AVERAGE([.BA5:.BA11])" office:value-type="float" office:value="16536.2898571429" calcext:value-type="float">
            <text:p/>
          </table:table-cell>
          <table:table-cell table:formula="of:=AVERAGE([.BB5:.BB11])" office:value-type="float" office:value="804.482285714286" calcext:value-type="float">
            <text:p/>
          </table:table-cell>
          <table:table-cell table:formula="of:=AVERAGE([.BC5:.BC11])" office:value-type="float" office:value="0.979428571428572" calcext:value-type="float">
            <text:p/>
          </table:table-cell>
          <table:table-cell table:formula="of:=AVERAGE([.BD5:.BD11])" office:value-type="float" office:value="432.067142857143" calcext:value-type="float">
            <text:p/>
          </table:table-cell>
          <table:table-cell table:formula="of:=AVERAGE([.BE5:.BE11])" office:value-type="float" office:value="431.087714285714" calcext:value-type="float">
            <text:p/>
          </table:table-cell>
          <table:table-cell table:formula="of:=AVERAGE([.BF5:.BF11])" office:value-type="float" office:value="433.105857142857" calcext:value-type="float">
            <text:p/>
          </table:table-cell>
          <table:table-cell table:formula="of:=AVERAGE([.BG5:.BG11])" office:value-type="float" office:value="15322.1678571429" calcext:value-type="float">
            <text:p/>
          </table:table-cell>
          <table:table-cell table:formula="of:=AVERAGE([.BH5:.BH11])" office:value-type="float" office:value="14889.062" calcext:value-type="float">
            <text:p/>
          </table:table-cell>
          <table:table-cell table:formula="of:=AVERAGE([.BI5:.BI11])" office:value-type="float" office:value="15323.2425714286" calcext:value-type="float">
            <text:p/>
          </table:table-cell>
          <table:table-cell table:formula="of:=AVERAGE([.BJ5:.BJ11])" office:value-type="float" office:value="16664.1075714286" calcext:value-type="float">
            <text:p/>
          </table:table-cell>
          <table:table-cell table:formula="of:=AVERAGE([.BK5:.BK11])" office:value-type="float" office:value="1340.865" calcext:value-type="float">
            <text:p/>
          </table:table-cell>
          <table:table-cell table:formula="of:=AVERAGE([.BL5:.BL11])" office:value-type="float" office:value="0.97" calcext:value-type="float">
            <text:p/>
          </table:table-cell>
          <table:table-cell table:formula="of:=AVERAGE([.BM5:.BM11])" office:value-type="float" office:value="500.316142857143" calcext:value-type="float">
            <text:p/>
          </table:table-cell>
          <table:table-cell table:formula="of:=AVERAGE([.BN5:.BN11])" office:value-type="float" office:value="499.346142857143" calcext:value-type="float">
            <text:p/>
          </table:table-cell>
          <table:table-cell table:formula="of:=AVERAGE([.BO5:.BO11])" office:value-type="float" office:value="501.357428571429" calcext:value-type="float">
            <text:p/>
          </table:table-cell>
          <table:table-cell table:formula="of:=AVERAGE([.BP5:.BP11])" office:value-type="float" office:value="15607.2487142857" calcext:value-type="float">
            <text:p/>
          </table:table-cell>
          <table:table-cell table:formula="of:=AVERAGE([.BQ5:.BQ11])" office:value-type="float" office:value="15105.8912857143" calcext:value-type="float">
            <text:p/>
          </table:table-cell>
          <table:table-cell table:formula="of:=AVERAGE([.BR5:.BR11])" office:value-type="float" office:value="15608.3282857143" calcext:value-type="float">
            <text:p/>
          </table:table-cell>
          <table:table-cell table:formula="of:=AVERAGE([.BS5:.BS11])" office:value-type="float" office:value="16791.3955714286" calcext:value-type="float">
            <text:p/>
          </table:table-cell>
          <table:table-cell table:formula="of:=AVERAGE([.BT5:.BT11])" office:value-type="float" office:value="1183.0672857142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3T11:17:11.567461289</dc:date>
    <meta:document-statistic meta:table-count="1" meta:cell-count="864" meta:object-count="0"/>
    <meta:generator>LibreOffice/4.2.3.3$Linux_X86_64 LibreOffice_project/420m0$Build-3</meta:generator>
  </office:meta>
</office:document-meta>
</file>